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2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officeooo:paragraph-rsid="0d804757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d73904e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ca56a54"/>
    </style:style>
    <style:style style:name="P25" style:family="paragraph" style:parent-style-name="Standard">
      <style:text-properties officeooo:paragraph-rsid="0ca5faa5"/>
    </style:style>
    <style:style style:name="P26" style:family="paragraph" style:parent-style-name="Standard">
      <style:text-properties officeooo:paragraph-rsid="0ca6ddb9"/>
    </style:style>
    <style:style style:name="P27" style:family="paragraph" style:parent-style-name="Standard">
      <style:text-properties officeooo:paragraph-rsid="04f68805"/>
    </style:style>
    <style:style style:name="P28" style:family="paragraph" style:parent-style-name="Standard">
      <style:text-properties officeooo:paragraph-rsid="0bad8f69"/>
    </style:style>
    <style:style style:name="P29" style:family="paragraph" style:parent-style-name="Standard">
      <style:text-properties officeooo:paragraph-rsid="0a0f7b62"/>
    </style:style>
    <style:style style:name="P30" style:family="paragraph" style:parent-style-name="Standard">
      <style:text-properties officeooo:paragraph-rsid="0cb27039"/>
    </style:style>
    <style:style style:name="P31" style:family="paragraph" style:parent-style-name="Standard">
      <style:text-properties officeooo:paragraph-rsid="0cc50ec9"/>
    </style:style>
    <style:style style:name="P32" style:family="paragraph" style:parent-style-name="Standard">
      <style:text-properties officeooo:paragraph-rsid="0cc5fe5b"/>
    </style:style>
    <style:style style:name="P33" style:family="paragraph" style:parent-style-name="Standard">
      <style:text-properties officeooo:paragraph-rsid="0ce3fa52"/>
    </style:style>
    <style:style style:name="P34" style:family="paragraph" style:parent-style-name="Standard">
      <style:text-properties officeooo:paragraph-rsid="0ce58c9e"/>
    </style:style>
    <style:style style:name="P35" style:family="paragraph" style:parent-style-name="Standard">
      <style:text-properties officeooo:paragraph-rsid="0d13f73f"/>
    </style:style>
    <style:style style:name="P36" style:family="paragraph" style:parent-style-name="Standard">
      <style:text-properties officeooo:paragraph-rsid="0d1ec96e"/>
    </style:style>
    <style:style style:name="P37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officeooo:paragraph-rsid="0d2e61eb"/>
    </style:style>
    <style:style style:name="P39" style:family="paragraph" style:parent-style-name="Standard">
      <style:text-properties officeooo:paragraph-rsid="0d70ffa9"/>
    </style:style>
    <style:style style:name="P40" style:family="paragraph" style:parent-style-name="Standard">
      <style:text-properties officeooo:paragraph-rsid="0d72da1f"/>
    </style:style>
    <style:style style:name="P41" style:family="paragraph" style:parent-style-name="Standard">
      <style:text-properties officeooo:paragraph-rsid="0d73904e"/>
    </style:style>
    <style:style style:name="P42" style:family="paragraph" style:parent-style-name="Standard">
      <style:text-properties officeooo:paragraph-rsid="0d804757"/>
    </style:style>
    <style:style style:name="P43" style:family="paragraph" style:parent-style-name="Standard">
      <style:text-properties officeooo:paragraph-rsid="0d96845d"/>
    </style:style>
    <style:style style:name="P44" style:family="paragraph" style:parent-style-name="Standard">
      <style:text-properties officeooo:paragraph-rsid="0da26ad3"/>
    </style:style>
    <style:style style:name="P45" style:family="paragraph" style:parent-style-name="Standard">
      <style:text-properties officeooo:paragraph-rsid="0d1be4a7"/>
    </style:style>
    <style:style style:name="P46" style:family="paragraph" style:parent-style-name="Standard">
      <style:text-properties officeooo:paragraph-rsid="0daa4aef"/>
    </style:style>
    <style:style style:name="P47" style:family="paragraph" style:parent-style-name="Standard">
      <style:text-properties officeooo:paragraph-rsid="0dab1f02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49" style:family="paragraph" style:parent-style-name="Standard">
      <style:text-properties officeooo:paragraph-rsid="0daef67d"/>
    </style:style>
    <style:style style:name="P50" style:family="paragraph" style:parent-style-name="Standard">
      <style:text-properties officeooo:paragraph-rsid="0db0d4d1"/>
    </style:style>
    <style:style style:name="P51" style:family="paragraph" style:parent-style-name="Standard">
      <style:text-properties officeooo:paragraph-rsid="0db40abc"/>
    </style:style>
    <style:style style:name="P52" style:family="paragraph" style:parent-style-name="Standard">
      <style:text-properties officeooo:paragraph-rsid="0dbf3336"/>
    </style:style>
    <style:style style:name="P53" style:family="paragraph" style:parent-style-name="Standard">
      <style:text-properties officeooo:paragraph-rsid="0dbf3bd9"/>
    </style:style>
    <style:style style:name="P54" style:family="paragraph" style:parent-style-name="Standard">
      <style:text-properties officeooo:paragraph-rsid="0dc09832"/>
    </style:style>
    <style:style style:name="P55" style:family="paragraph" style:parent-style-name="Standard">
      <style:text-properties officeooo:paragraph-rsid="0dce9327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text-properties fo:color="#000000" style:font-name="Liberation Sans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style:font-name="Liberation Sans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3" style:family="paragraph" style:parent-style-name="Standard">
      <style:text-properties style:font-name="Liberation Sans2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64" style:family="paragraph" style:parent-style-name="Standard">
      <style:paragraph-properties fo:line-height="100%">
        <style:tab-stops/>
      </style:paragraph-properties>
      <style:text-properties style:font-name="Liberation Sans2" fo:font-size="12pt" officeooo:paragraph-rsid="0dadde07" fo:background-color="transparent" style:font-size-asian="12pt" style:font-size-complex="12pt"/>
    </style:style>
    <style:style style:name="P65" style:family="paragraph" style:parent-style-name="Standard">
      <style:text-properties style:font-name="Liberation Sans2" fo:font-size="12pt" officeooo:paragraph-rsid="0c8b5238" style:font-size-asian="12pt" style:font-size-complex="12pt"/>
    </style:style>
    <style:style style:name="P66" style:family="paragraph" style:parent-style-name="Standard">
      <style:text-properties style:font-name="Liberation Sans2" fo:font-size="12pt" officeooo:paragraph-rsid="0c819a59" style:font-size-asian="12pt" style:font-size-complex="12pt"/>
    </style:style>
    <style:style style:name="P67" style:family="paragraph" style:parent-style-name="Standard">
      <style:text-properties style:font-name="Liberation Sans2" fo:font-size="12pt" officeooo:paragraph-rsid="0cc50ec9" style:font-size-asian="12pt" style:font-size-complex="12pt"/>
    </style:style>
    <style:style style:name="P68" style:family="paragraph" style:parent-style-name="Standard">
      <style:text-properties style:font-name="Liberation Sans2" fo:font-size="12pt" officeooo:paragraph-rsid="0c8364eb" style:font-size-asian="12pt" style:font-size-complex="12pt"/>
    </style:style>
    <style:style style:name="P69" style:family="paragraph" style:parent-style-name="Standard">
      <style:text-properties style:font-name="Liberation Sans2" fo:font-size="12pt" officeooo:paragraph-rsid="0d0f14ca" style:font-size-asian="12pt" style:font-size-complex="12pt"/>
    </style:style>
    <style:style style:name="P70" style:family="paragraph" style:parent-style-name="Standard">
      <style:text-properties style:font-name="Liberation Sans2" fo:font-size="12pt" officeooo:paragraph-rsid="0ca56a54" style:font-size-asian="12pt" style:font-size-complex="12pt"/>
    </style:style>
    <style:style style:name="P71" style:family="paragraph" style:parent-style-name="Standard">
      <style:text-properties style:font-name="Liberation Sans2" fo:font-size="12pt" officeooo:paragraph-rsid="0ca6ddb9" style:font-size-asian="12pt" style:font-size-complex="12pt"/>
    </style:style>
    <style:style style:name="P72" style:family="paragraph" style:parent-style-name="Standard">
      <style:text-properties style:font-name="Liberation Sans2" fo:font-size="12pt" officeooo:paragraph-rsid="0cb27039" style:font-size-asian="12pt" style:font-size-complex="12pt"/>
    </style:style>
    <style:style style:name="P73" style:family="paragraph" style:parent-style-name="Standard">
      <style:text-properties style:font-name="Liberation Sans2" fo:font-size="12pt" officeooo:paragraph-rsid="0cc5fe5b" style:font-size-asian="12pt" style:font-size-complex="12pt"/>
    </style:style>
    <style:style style:name="P74" style:family="paragraph" style:parent-style-name="Standard">
      <style:text-properties style:font-name="Liberation Sans2" fo:font-size="12pt" officeooo:paragraph-rsid="0ce3fa52" style:font-size-asian="12pt" style:font-size-complex="12pt"/>
    </style:style>
    <style:style style:name="P75" style:family="paragraph" style:parent-style-name="Standard">
      <style:text-properties style:font-name="Liberation Sans2" fo:font-size="12pt" officeooo:paragraph-rsid="0cb38183" style:font-size-asian="12pt" style:font-size-complex="12pt"/>
    </style:style>
    <style:style style:name="P76" style:family="paragraph" style:parent-style-name="Standard">
      <style:text-properties style:font-name="Liberation Sans2" fo:font-size="12pt" officeooo:rsid="0dde9a1c" officeooo:paragraph-rsid="0ddfbc49" style:font-size-asian="12pt" style:font-size-complex="12pt"/>
    </style:style>
    <style:style style:name="P77" style:family="paragraph" style:parent-style-name="Standard">
      <style:text-properties style:font-name="Liberation Sans2" fo:font-size="12pt" officeooo:paragraph-rsid="0d804757" style:font-size-asian="12pt" style:font-size-complex="12pt"/>
    </style:style>
    <style:style style:name="P78" style:family="paragraph" style:parent-style-name="Standard">
      <style:text-properties style:font-name="Liberation Sans2" fo:font-size="12pt" officeooo:paragraph-rsid="0cc79a2d" style:font-size-asian="12pt" style:font-size-complex="12pt"/>
    </style:style>
    <style:style style:name="P79" style:family="paragraph" style:parent-style-name="Standard">
      <style:text-properties style:font-name="Liberation Sans2" fo:font-size="12pt" officeooo:paragraph-rsid="0a0f8417" style:font-size-asian="12pt" style:font-size-complex="12pt"/>
    </style:style>
    <style:style style:name="P80" style:family="paragraph" style:parent-style-name="Standard">
      <style:text-properties style:font-name="Liberation Sans2" fo:font-size="12pt" officeooo:paragraph-rsid="0d79dd43" style:font-size-asian="12pt" style:font-size-complex="12pt"/>
    </style:style>
    <style:style style:name="P81" style:family="paragraph" style:parent-style-name="Standard">
      <style:text-properties style:font-name="Liberation Sans2" fo:font-size="12pt" officeooo:paragraph-rsid="0df72d8f" style:font-size-asian="12pt" style:font-size-complex="12pt"/>
    </style:style>
    <style:style style:name="P82" style:family="paragraph" style:parent-style-name="Standard">
      <style:text-properties officeooo:paragraph-rsid="0deb3f7d"/>
    </style:style>
    <style:style style:name="P83" style:family="paragraph" style:parent-style-name="Footnote">
      <style:text-properties officeooo:paragraph-rsid="04473353"/>
    </style:style>
    <style:style style:name="P84" style:family="paragraph" style:parent-style-name="Footnote">
      <style:text-properties officeooo:paragraph-rsid="0bf8351d"/>
    </style:style>
    <style:style style:name="P85" style:family="paragraph" style:parent-style-name="Footnote">
      <style:text-properties officeooo:paragraph-rsid="0cf7e116"/>
    </style:style>
    <style:style style:name="P86" style:family="paragraph" style:parent-style-name="Footnote">
      <style:text-properties officeooo:paragraph-rsid="0d2b38cd"/>
    </style:style>
    <style:style style:name="P87" style:family="paragraph" style:parent-style-name="Footnote">
      <style:text-properties officeooo:rsid="043ccc66" officeooo:paragraph-rsid="0dca2508"/>
    </style:style>
    <style:style style:name="P88" style:family="paragraph" style:parent-style-name="Footnote">
      <style:text-properties officeooo:rsid="043ccc66" officeooo:paragraph-rsid="0dd4342a"/>
    </style:style>
    <style:style style:name="P89" style:family="paragraph" style:parent-style-name="Footnote">
      <style:text-properties officeooo:paragraph-rsid="0dd87f5b"/>
    </style:style>
    <style:style style:name="P90" style:family="paragraph" style:parent-style-name="Footnote">
      <style:text-properties style:font-name="Liberation Sans2" fo:font-size="10pt" officeooo:paragraph-rsid="0cfb8404" style:font-size-asian="10pt" style:font-size-complex="10pt"/>
    </style:style>
    <style:style style:name="P9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2" style:family="paragraph" style:parent-style-name="Table_20_Contents">
      <style:text-properties style:font-name="Liberation Sans2" fo:font-size="12pt" style:font-size-asian="12pt" style:font-size-complex="12pt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text-properties fo:color="#000000" style:font-name="Liberation Sans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break-before="page"/>
      <style:text-properties fo:color="#000000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1pt" style:font-size-asian="11pt" style:font-size-complex="11pt"/>
    </style:style>
    <style:style style:name="T3" style:family="text">
      <style:text-properties style:font-name="Ubuntu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officeooo:rsid="02f99a6c"/>
    </style:style>
    <style:style style:name="T6" style:family="text">
      <style:text-properties fo:color="#000000"/>
    </style:style>
    <style:style style:name="T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1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49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e9a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bc0f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weight-asian="normal" style:font-name-complex="Bitstream Vera Sans" style:language-complex="nl" style:country-complex="NL" style:font-weight-complex="normal"/>
    </style:style>
    <style:style style:name="T1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Liberation Sans2" fo:font-size="12pt" style:text-underline-style="none" style:font-size-asian="12pt" style:font-size-complex="12pt"/>
    </style:style>
    <style:style style:name="T241" style:family="text">
      <style:text-properties fo:color="#000000" style:text-line-through-style="none" style:text-line-through-type="none" style:font-name="Liberation Sans2" fo:font-size="12pt" style:text-underline-style="none" officeooo:rsid="01657261" style:font-size-asian="12pt" style:font-size-complex="12pt"/>
    </style:style>
    <style:style style:name="T242" style:family="text">
      <style:text-properties fo:color="#000000" style:text-line-through-style="none" style:text-line-through-type="none" style:font-name="Liberation Sans2" fo:font-size="12pt" style:text-underline-style="none" officeooo:rsid="0382ccb7" style:font-size-asian="12pt" style:font-size-complex="12pt"/>
    </style:style>
    <style:style style:name="T243" style:family="text">
      <style:text-properties fo:color="#000000" style:text-line-through-style="none" style:text-line-through-type="none" style:text-underline-style="none"/>
    </style:style>
    <style:style style:name="T244" style:family="text">
      <style:text-properties fo:color="#000000" style:text-line-through-style="none" style:text-line-through-type="none" style:text-underline-style="none" officeooo:rsid="0aabd8f8"/>
    </style:style>
    <style:style style:name="T245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font-name="Ubuntu1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style:font-name="Ubuntu1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style:font-name="Ubuntu1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1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2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3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4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5" style:family="text">
      <style:text-properties fo:color="#000000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6" style:family="text">
      <style:text-properties fo:color="#000000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7" style:family="text">
      <style:text-properties fo:color="#000000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8" style:family="text">
      <style:text-properties fo:color="#000000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9" style:family="text">
      <style:text-properties fo:color="#000000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1" style:family="text">
      <style:text-properties fo:color="#000000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2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63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64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65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66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style:font-name="Liberation Sans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style:font-name="Liberation Sans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style:font-name="Liberation Sans2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style:font-name="Liberation Sans2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style:font-name="Liberation Sans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style:font-name="Liberation Sans2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Liberation Sans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Liberation Sans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Liberation Sans2" fo:font-size="12pt" fo:language="nl" fo:country="NL" fo:font-style="normal" officeooo:rsid="0dfa0856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7" style:family="text">
      <style:text-properties fo:color="#000000" style:font-name="Liberation Sans2" fo:font-size="12pt" fo:language="nl" fo:country="NL" fo:font-style="normal" officeooo:rsid="0dfa0d8d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8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color="#000000" style:font-name="Liberation Sans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color="#000000" style:font-name="Liberation Sans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style:font-name="Liberation Sans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5" style:family="text">
      <style:text-properties fo:color="#000000" style:font-name="Liberation Sans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6" style:family="text">
      <style:text-properties fo:color="#000000" style:font-name="Liberation Sans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Liberation Sans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8" style:family="text">
      <style:text-properties fo:color="#000000" style:font-name="Liberation Sans2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89" style:family="text">
      <style:text-properties fo:color="#000000" style:font-name="Liberation Sans2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90" style:family="text">
      <style:text-properties fo:color="#000000" style:font-name="Liberation Sans2" fo:font-size="12pt" officeooo:rsid="0bac438a" style:font-size-asian="12pt" style:font-size-complex="12pt"/>
    </style:style>
    <style:style style:name="T291" style:family="text">
      <style:text-properties fo:color="#000000" style:font-name="Liberation Sans2" fo:font-size="12pt" style:text-underline-style="none" officeooo:rsid="0941f476" style:font-size-asian="12pt" style:font-size-complex="12pt"/>
    </style:style>
    <style:style style:name="T292" style:family="text">
      <style:text-properties fo:color="#000000" style:font-name="Liberation Sans2" fo:font-size="12pt" style:text-underline-style="none" officeooo:rsid="067ff87e" style:font-size-asian="12pt" style:font-size-complex="12pt"/>
    </style:style>
    <style:style style:name="T293" style:family="text">
      <style:text-properties fo:color="#000000" style:font-name="Liberation Sans2" fo:font-size="12pt" style:text-underline-style="none" officeooo:rsid="06807e83" style:font-size-asian="12pt" style:font-size-complex="12pt"/>
    </style:style>
    <style:style style:name="T294" style:family="text">
      <style:text-properties fo:color="#000000" style:font-name="Liberation Sans2" fo:font-size="12pt" style:text-underline-style="none" officeooo:rsid="0588721b" style:font-size-asian="12pt" style:font-size-complex="12pt"/>
    </style:style>
    <style:style style:name="T295" style:family="text">
      <style:text-properties fo:color="#000000" style:font-name="Liberation Sans2" fo:font-size="12pt" style:text-underline-style="none" officeooo:rsid="050aa1f1" style:font-size-asian="12pt" style:font-size-complex="12pt"/>
    </style:style>
    <style:style style:name="T296" style:family="text">
      <style:text-properties fo:color="#000000" style:font-name="Liberation Sans2" fo:font-size="12pt" style:text-underline-style="none" officeooo:rsid="057e0008" style:font-size-asian="12pt" style:font-size-complex="12pt"/>
    </style:style>
    <style:style style:name="T297" style:family="text">
      <style:text-properties fo:color="#000000" officeooo:rsid="004804ae"/>
    </style:style>
    <style:style style:name="T298" style:family="text">
      <style:text-properties fo:color="#000000" style:font-name="Liberation Sans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style:text-line-through-style="none" style:text-line-through-type="none" style:font-name="Liberation Sans2" fo:font-size="12pt" style:text-underline-style="none" fo:font-weight="normal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2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2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2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2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2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2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2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2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2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2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2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2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2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2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2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2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2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Liberation Sans2" fo:font-size="12pt" style:text-underline-style="none" style:font-size-asian="12pt" style:font-size-complex="12pt"/>
    </style:style>
    <style:style style:name="T318" style:family="text">
      <style:text-properties style:text-line-through-style="none" style:text-line-through-type="none" style:font-name="Liberation Sans2" fo:font-size="12pt" style:text-underline-style="none" officeooo:rsid="0055eeeb" style:font-size-asian="12pt" style:font-size-complex="12pt"/>
    </style:style>
    <style:style style:name="T319" style:family="text">
      <style:text-properties style:text-line-through-style="none" style:text-line-through-type="none" style:font-name="Liberation Sans2" fo:font-size="12pt" style:text-underline-style="none" officeooo:rsid="0015c265" style:font-size-asian="12pt" style:font-size-complex="12pt"/>
    </style:style>
    <style:style style:name="T320" style:family="text">
      <style:text-properties style:text-line-through-style="none" style:text-line-through-type="none" style:font-name="Liberation Sans2" fo:font-size="12pt" style:text-underline-style="none" officeooo:rsid="05789dad" style:font-size-asian="12pt" style:font-size-complex="12pt"/>
    </style:style>
    <style:style style:name="T321" style:family="text">
      <style:text-properties style:text-line-through-style="none" style:text-line-through-type="none" style:font-name="Liberation Sans2" fo:font-size="12pt" style:text-underline-style="none" officeooo:rsid="06a75228" style:font-size-asian="12pt" style:font-size-complex="12pt"/>
    </style:style>
    <style:style style:name="T322" style:family="text">
      <style:text-properties style:text-line-through-style="none" style:text-line-through-type="none" style:font-name="Liberation Sans2" fo:font-size="12pt" style:text-underline-style="none" officeooo:rsid="057a5164" style:font-size-asian="12pt" style:font-size-complex="12pt"/>
    </style:style>
    <style:style style:name="T323" style:family="text">
      <style:text-properties style:text-line-through-style="none" style:text-line-through-type="none" style:font-name="Liberation Sans2" fo:font-size="12pt" style:text-underline-style="none" officeooo:rsid="0353fa6c" style:font-size-asian="12pt" style:font-size-complex="12pt"/>
    </style:style>
    <style:style style:name="T324" style:family="text">
      <style:text-properties style:text-line-through-style="none" style:text-line-through-type="none" style:font-name="Liberation Sans2" fo:font-size="12pt" style:text-underline-style="none" officeooo:rsid="0895525b" style:font-size-asian="12pt" style:font-size-complex="12pt"/>
    </style:style>
    <style:style style:name="T325" style:family="text">
      <style:text-properties style:text-line-through-style="none" style:text-line-through-type="none" style:font-name="Liberation Sans2" fo:font-size="12pt" style:text-underline-style="none" officeooo:rsid="00bddfbe" style:font-size-asian="12pt" style:font-size-complex="12pt"/>
    </style:style>
    <style:style style:name="T326" style:family="text">
      <style:text-properties style:text-line-through-style="none" style:text-line-through-type="none" style:font-name="Liberation Sans2" fo:font-size="12pt" style:text-underline-style="none" officeooo:rsid="0371cd02" style:font-size-asian="12pt" style:font-size-complex="12pt"/>
    </style:style>
    <style:style style:name="T327" style:family="text">
      <style:text-properties style:text-line-through-style="none" style:text-line-through-type="none" style:font-name="Liberation Sans2" fo:font-size="12pt" style:text-underline-style="none" officeooo:rsid="068e99ef" style:font-size-asian="12pt" style:font-size-complex="12pt"/>
    </style:style>
    <style:style style:name="T328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style:font-name="Liberation Sans2" officeooo:rsid="047da547"/>
    </style:style>
    <style:style style:name="T332" style:family="text">
      <style:text-properties style:use-window-font-color="true"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style:font-name="Liberation Sans2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4" style:family="text">
      <style:text-properties style:use-window-font-color="true" style:font-name="Liberation Sans2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35" style:family="text">
      <style:text-properties style:use-window-font-color="true" style:font-name="Liberation Sans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style:font-name="Liberation Sans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style:font-name="Liberation Sans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style:font-name="Liberation Sans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style:font-name="Liberation Sans2" fo:font-size="12pt" fo:language="nl" fo:country="NL" fo:font-style="normal" fo:font-weight="normal" officeooo:rsid="0dfa0d8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style:font-name="Liberation Sans2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6" style:family="text">
      <style:text-properties style:use-window-font-color="true" style:font-name="Liberation Sans2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7" style:family="text">
      <style:text-properties style:use-window-font-color="true" style:font-name="Liberation Sans2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8" style:family="text">
      <style:text-properties style:use-window-font-color="true" style:font-name="Liberation Sans2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9" style:family="text">
      <style:text-properties style:use-window-font-color="true" style:font-name="Liberation Sans2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0" style:family="text">
      <style:text-properties style:use-window-font-color="true" style:font-name="Liberation Sans2" fo:font-size="12pt" fo:language="nl" fo:country="NL" officeooo:rsid="0dfa0856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1" style:family="text">
      <style:text-properties style:use-window-font-color="true" style:font-name="Liberation Sans2" fo:font-size="12pt" fo:language="nl" fo:country="NL" officeooo:rsid="0dfa0d8d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2" style:family="text">
      <style:text-properties style:use-window-font-color="true" style:font-name="Liberation Sans2" fo:font-size="12pt" style:font-size-asian="12pt" style:font-size-complex="12pt"/>
    </style:style>
    <style:style style:name="T353" style:family="text">
      <style:text-properties officeooo:rsid="04473353"/>
    </style:style>
    <style:style style:name="T354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5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6" style:family="text">
      <style:text-properties officeooo:rsid="0a6f0a69"/>
    </style:style>
    <style:style style:name="T357" style:family="text">
      <style:text-properties officeooo:rsid="0aace3cd"/>
    </style:style>
    <style:style style:name="T358" style:family="text">
      <style:text-properties officeooo:rsid="0b952edb"/>
    </style:style>
    <style:style style:name="T359" style:family="text">
      <style:text-properties fo:font-size="8pt" style:font-size-asian="8pt" style:font-size-complex="8pt" loext:padding="0.049cm" loext:border="0.31pt solid #000000"/>
    </style:style>
    <style:style style:name="T360" style:family="text">
      <style:text-properties officeooo:rsid="0394a435"/>
    </style:style>
    <style:style style:name="T361" style:family="text">
      <style:text-properties officeooo:rsid="0be4091b"/>
    </style:style>
    <style:style style:name="T362" style:family="text">
      <style:text-properties officeooo:rsid="0bf888a9"/>
    </style:style>
    <style:style style:name="T363" style:family="text">
      <style:text-properties officeooo:rsid="0cf7e116"/>
    </style:style>
    <style:style style:name="T364" style:family="text">
      <style:text-properties officeooo:rsid="0d52ea33"/>
    </style:style>
    <style:style style:name="T365" style:family="text">
      <style:text-properties officeooo:rsid="0dd5c0d9"/>
    </style:style>
    <style:style style:name="T366" style:family="text">
      <style:text-properties officeooo:rsid="0dd5fde1"/>
    </style:style>
    <style:style style:name="T367" style:family="text">
      <style:text-properties officeooo:rsid="0dd7714a"/>
    </style:style>
    <style:style style:name="T368" style:family="text">
      <style:text-properties officeooo:rsid="0e87ed43"/>
    </style:style>
    <style:style style:name="T369" style:family="text">
      <style:text-properties officeooo:rsid="0de11971"/>
    </style:style>
    <style:style style:name="T370" style:family="text">
      <style:text-properties style:font-name="Liberation Sans2"/>
    </style:style>
    <style:style style:name="T371" style:family="text">
      <style:text-properties style:font-name="Liberation Sans2" fo:font-size="12pt"/>
    </style:style>
    <style:style style:name="T372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style:font-name="Liberation Sans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4" style:family="text">
      <style:text-properties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font-name="Liberation Sans2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font-name="Liberation Sans2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font-name="Liberation Sans2" fo:font-size="12pt"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78" style:family="text">
      <style:text-properties style:font-name="Liberation Sans2" fo:font-size="12pt"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79" style:family="text">
      <style:text-properties style:font-name="Liberation Sans2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font-name="Liberation Sans2" fo:font-size="12pt" fo:font-style="normal" officeooo:rsid="00bddfbe" style:font-size-asian="12pt" style:font-size-complex="12pt"/>
    </style:style>
    <style:style style:name="T381" style:family="text">
      <style:text-properties style:font-name="Liberation Sans2" fo:font-size="12pt" officeooo:rsid="047da547" style:font-size-asian="12pt"/>
    </style:style>
    <style:style style:name="T382" style:family="text">
      <style:text-properties style:font-name="Liberation Sans2" fo:font-size="12pt" style:font-size-asian="12pt" style:font-size-complex="12pt"/>
    </style:style>
    <style:style style:name="T383" style:family="text">
      <style:text-properties style:font-name="Liberation Sans2" fo:font-size="12pt" officeooo:rsid="01657261" style:font-size-asian="12pt" style:font-size-complex="12pt"/>
    </style:style>
    <style:style style:name="T384" style:family="text">
      <style:text-properties style:font-name="Liberation Sans2" fo:font-size="12pt" officeooo:rsid="00bddfbe" style:font-size-asian="12pt" style:font-size-complex="12pt"/>
    </style:style>
    <style:style style:name="T385" style:family="text">
      <style:text-properties style:font-name="Liberation Sans2" fo:font-size="12pt" officeooo:rsid="050aa1f1" style:font-size-asian="12pt" style:font-size-complex="12pt"/>
    </style:style>
    <style:style style:name="T386" style:family="text">
      <style:text-properties style:font-name="Liberation Sans2" fo:font-size="12pt" officeooo:rsid="05903285" style:font-size-asian="12pt" style:font-size-complex="12pt"/>
    </style:style>
    <style:style style:name="T387" style:family="text">
      <style:text-properties style:font-name="Liberation Sans2" fo:font-size="12pt" officeooo:rsid="0594b105" style:font-size-asian="12pt" style:font-size-complex="12pt"/>
    </style:style>
    <style:style style:name="T388" style:family="text">
      <style:text-properties style:font-name="Liberation Sans2" fo:font-size="12pt" officeooo:rsid="0d1ec96e" style:font-size-asian="12pt" style:font-size-complex="12pt"/>
    </style:style>
    <style:style style:name="T389" style:family="text">
      <style:text-properties style:font-name="Liberation Sans2" officeooo:rsid="047fb57c"/>
    </style:style>
    <style:style style:name="T390" style:family="text">
      <style:text-properties style:font-name="Liberation Sans2" officeooo:rsid="047da547"/>
    </style:style>
    <style:style style:name="T391" style:family="text">
      <style:text-properties officeooo:rsid="0deca47e"/>
    </style:style>
    <style:style style:name="T392" style:family="text">
      <style:text-properties officeooo:rsid="0ded5b39"/>
    </style:style>
    <style:style style:name="T393" style:family="text">
      <style:text-properties officeooo:rsid="0deeafed"/>
    </style:style>
    <style:style style:name="T394" style:family="text">
      <style:text-properties officeooo:rsid="0dfa0d8d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text:span text:style-name="Strong_20_Emphasis"><text:span text:style-name="T267">C</text:span></text:span><text:span text:style-name="Strong_20_Emphasis"><text:span text:style-name="T266">hecklist voor </text:span></text:span><text:span text:style-name="Strong_20_Emphasis"><text:span text:style-name="T268">de installatie</text:span></text:span><text:span text:style-name="Strong_20_Emphasis"><text:span text:style-name="T266"> van </text:span></text:span><text:reference-mark-start text:name="Distributie"/><text:span text:style-name="Strong_20_Emphasis"><text:span text:style-name="T269">Ubuntu</text:span></text:span><text:reference-mark-end text:name="Distributie"/><text:span text:style-name="Strong_20_Emphasis"><text:span text:style-name="T269"> </text:span></text:span><text:reference-mark-start text:name="Versie"/><text:span text:style-name="Strong_20_Emphasis"><text:span text:style-name="T270">20</text:span></text:span><text:span text:style-name="Strong_20_Emphasis"><text:span text:style-name="T271">.04</text:span></text:span><text:reference-mark-end text:name="Versie"/><text:span text:style-name="Strong_20_Emphasis"><text:span text:style-name="T272"><text:note text:id="ftn1" text:note-class="footnote"><text:note-citation>1</text:note-citation><text:note-body><text:p text:style-name="P84"><text:span text:style-name="T360">Deze versie </text:span><text:span text:style-name="T361">20.04 </text:span><text:span text:style-name="T360">heeft codenaam Focal Fossa (focal) en is een zogenaamde LTS-versie (</text:span><text:span text:style-name="T369">LTS=</text:span><text:span text:style-name="T360">Long-Term Support, langetermijnondersteuning). <text:s/>Een LTS-versie verschijnt iedere twee jaar </text:span><text:span text:style-name="T364">in </text:span><text:span text:style-name="T360">april (deze in april 2020) en wordt vanaf vrijgave </text:span><text:span text:style-name="T249">vijf</text:span><text:span text:style-name="T360"> jaar ondersteund</text:span><text:span text:style-name="T356"> </text:span><text:span text:style-name="T360">(</text:span><text:span text:style-name="T362">updates </text:span><text:span text:style-name="T360">tot april 2025</text:span><text:span text:style-name="T356">)</text:span><text:span text:style-name="T360">.</text:span></text:p></text:note-body></text:note></text:span></text:span><text:span text:style-name="Strong_20_Emphasis"><text:span text:style-name="T273"> </text:span></text:span><text:reference-mark-start text:name="Editie"/><text:span text:style-name="Strong_20_Emphasis"><text:span text:style-name="T274">desktop</text:span></text:span><text:reference-mark-end text:name="Editie"/><text:span text:style-name="Strong_20_Emphasis"><text:span text:style-name="T275">.</text:span></text:span></text:p>
      <text:p text:style-name="P8"/>
      <text:p text:style-name="P43"><text:span text:style-name="T55">Kijk op</text:span><text:span text:style-name="T266"> </text:span><text:a xlink:type="simple" xlink:href="https://karelzimmer.nl/" text:style-name="Internet_20_link" text:visited-style-name="Visited_20_Internet_20_Link"><text:span text:style-name="Internet_20_link"><text:span text:style-name="T372">karelzimmer.nl</text:span></text:span></text:a><text:span text:style-name="T266"> </text:span><text:span text:style-name="T328">voor</text:span><text:span text:style-name="T329"> </text:span><text:span text:style-name="T330">deze en andere </text:span><text:span text:style-name="T56">checklists, scripts, </text:span><text:span text:style-name="T57">en informatie</text:span><text:span text:style-name="T56">.</text:span></text:p>
      <text:p text:style-name="P58"/>
      <text:p text:style-name="P63"><text:span text:style-name="T44">D</text:span><text:span text:style-name="T43">it is een invulbare PD</text:span><text:span text:style-name="T45">F</text:span><text:span text:style-name="T43"> met tekst- en keuzevakken; </text:span><text:span text:style-name="T46">a</text:span><text:span text:style-name="T43">fdrukken is niet noodzakelijk.</text:span></text:p>
      <text:p text:style-name="P9"/>
      <text:p text:style-name="P7"><text:span text:style-name="T370">V</text:span><text:span text:style-name="T389">ul de waarden in het tekstvak achter de </text:span><text:span text:style-name="Definition"><text:span text:style-name="T381">schuingedrukte</text:span></text:span><text:span text:style-name="T370"> </text:span><text:span text:style-name="T390">woorden </text:span><text:span text:style-name="T331">(zie toelichting)</text:span><text:span text:style-name="T390">:</text:span></text:p>
      <text:p text:style-name="P4"><text:span text:style-name="Definition"><text:span text:style-name="T346">g</text:span></text:span><text:span text:style-name="Definition"><text:span text:style-name="T345">ebruiker</text:span></text:span><text:span text:style-name="Definition"><text:span text:style-name="T335"><text:tab/><text:tab/></text:span></text:span><text:span text:style-name="Definition"><text:span text:style-name="T352"> <text:tab/><text:tab/></text:span></text:span><text:span text:style-name="T336"><draw:control text:anchor-type="as-char" svg:y="-0.429cm" draw:z-index="14" draw:name="Gebruiker" draw:style-name="gr2" draw:text-style-name="P99" svg:width="6.061cm" svg:height="0.6cm" draw:control="control15"><svg:title>Gebruiker</svg:title><svg:desc>Volledige naam, bijv. Jan Stek</svg:desc></draw:control></text:span><text:span text:style-name="T336"><text:tab/></text:span><text:span text:style-name="T337">(</text:span><text:span text:style-name="T333">volledige naam, bijv. </text:span><text:span text:style-name="T350">J</text:span><text:span text:style-name="T351">a</text:span><text:span text:style-name="T350">n </text:span><text:span text:style-name="T351">Jansen</text:span><text:span text:style-name="T334">)</text:span></text:p>
      <text:p text:style-name="Standard"><text:span text:style-name="Definition"><text:span text:style-name="T346">g</text:span></text:span><text:span text:style-name="Definition"><text:span text:style-name="T345">ebruikersnaam</text:span></text:span><text:span text:style-name="Definition"><text:span text:style-name="T332"><text:tab/></text:span></text:span><text:span text:style-name="Definition"><text:span text:style-name="T332"><draw:control text:anchor-type="as-char" svg:y="-0.429cm" draw:z-index="15" draw:name="Gberuikersnaam" draw:style-name="gr2" draw:text-style-name="P99" svg:width="6.061cm" svg:height="0.6cm" draw:control="control16"><svg:title>Gebruikersnaam</svg:title><svg:desc>Korte naam, bijv. jan</svg:desc></draw:control></text:span></text:span><text:span text:style-name="Definition"><text:span text:style-name="T332"><text:tab/></text:span></text:span><text:span text:style-name="T373">(korte naam, bijv. </text:span><text:span text:style-name="T276">j</text:span><text:span text:style-name="T277">a</text:span><text:span text:style-name="T276">n</text:span><text:span text:style-name="T373">)</text:span></text:p>
      <text:p text:style-name="P2"><text:span text:style-name="Definition"><text:span text:style-name="T348">c</text:span></text:span><text:span text:style-name="Definition"><text:span text:style-name="T347">omputernaam</text:span></text:span><text:span text:style-name="Definition"><text:span text:style-name="T338"><text:tab/><text:tab/></text:span></text:span><text:span text:style-name="Definition"><text:span text:style-name="T336"><draw:control text:anchor-type="as-char" svg:y="-0.429cm" draw:z-index="16" draw:name="Computernaam" draw:style-name="gr2" draw:text-style-name="P99" svg:width="6.061cm" svg:height="0.6cm" draw:control="control17"><svg:title>Computernaam</svg:title><svg:desc>Unieke naam van de computer</svg:desc></draw:control></text:span></text:span><text:span text:style-name="Definition"><text:span text:style-name="T336"><text:tab/></text:span></text:span><text:span text:style-name="Definition"><text:span text:style-name="T339">(</text:span></text:span><text:span text:style-name="Definition"><text:span text:style-name="T340">naam van de compute</text:span></text:span><text:span text:style-name="Definition"><text:span text:style-name="T341">r, </text:span></text:span><text:span text:style-name="Definition"><text:span text:style-name="T342">bijv. pc01</text:span></text:span><text:span text:style-name="Definition"><text:span text:style-name="T339">)</text:span></text:span></text:p>
      <text:p text:style-name="P2"><text:span text:style-name="Definition"><text:span text:style-name="T346">o</text:span></text:span><text:span text:style-name="Definition"><text:span text:style-name="T345">pstartmenu</text:span></text:span><text:span text:style-name="Definition"><text:span text:style-name="T336"><text:tab/><text:tab/><text:tab/></text:span></text:span><text:span text:style-name="Definition"><text:span text:style-name="T336"><draw:control text:anchor-type="as-char" svg:y="-0.429cm" draw:z-index="17" draw:name="Opstartmenu" draw:style-name="gr2" draw:text-style-name="P99" svg:width="6.061cm" svg:height="0.6cm" draw:control="control18"><svg:title>Opstartmenu</svg:title><svg:desc>Toets voor het opstartmenu ("bootmenu")</svg:desc></draw:control></text:span></text:span><text:span text:style-name="Definition"><text:span text:style-name="T336"><text:tab/></text:span></text:span><text:span text:style-name="Definition"><text:span text:style-name="T339">(</text:span></text:span><text:span text:style-name="Definition"><text:span text:style-name="T340">to</text:span></text:span><text:span text:style-name="Definition"><text:span text:style-name="T343">ets voor het opstartmedium</text:span></text:span><text:span text:style-name="Definition"><text:span text:style-name="T344">)</text:span></text:span></text:p>
      <text:p text:style-name="P2"><text:span text:style-name="Definition"><text:span text:style-name="T348">i</text:span></text:span><text:span text:style-name="Definition"><text:span text:style-name="T349">nstellingen</text:span></text:span><text:span text:style-name="T339"><text:tab/><text:tab/> <text:tab/></text:span><text:span text:style-name="T339"><draw:control text:anchor-type="as-char" svg:y="-0.429cm" draw:z-index="13" draw:name="Instellingen" draw:style-name="gr2" draw:text-style-name="P99" svg:width="6.061cm" svg:height="0.6cm" draw:control="control14"><svg:title>Instellingen</svg:title><svg:desc>Toets voor het BIOS/UEFI-scherm ("setup")</svg:desc></draw:control></text:span><text:span text:style-name="T339"><text:tab/>(</text:span><text:span text:style-name="T340">toets voor het BIOS/UEFI-scherm</text:span><text:span text:style-name="T339">)</text:span></text:p>
      <text:p text:style-name="P3"><text:span text:style-name="T278">Vervang </text:span><text:span text:style-name="Definition"><text:span text:style-name="T375">schuingedrukte</text:span></text:span><text:span text:style-name="T278"> </text:span><text:span text:style-name="T279">woorden </text:span><text:span text:style-name="T278">in deze checklist door </text:span><text:span text:style-name="T279">boven</text:span><text:span text:style-name="T278">staande waarden.</text:span></text:p>
      <text:p text:style-name="P10"/>
      <text:p text:style-name="P1"><text:span text:style-name="Strong_20_Emphasis"><text:span text:style-name="T286"/></text:span></text:p>
      <text:p text:style-name="P48"><text:span text:style-name="T280">Nog niet op Linux?<text:tab/></text:span><text:span text:style-name="T284"><text:tab/></text:span><text:span text:style-name="T285">G</text:span><text:span text:style-name="T281">ebruik </text:span><text:span text:style-name="Strong_20_Emphasis"><text:span text:style-name="T288">Checklist migratie</text:span></text:span><text:span text:style-name="T281"> op </text:span><text:a xlink:type="simple" xlink:href="https://karelzimer.nl/" text:style-name="Internet_20_link" text:visited-style-name="Visited_20_Internet_20_Link"><text:span text:style-name="Internet_20_link"><text:span text:style-name="T374">karelzimmer.nl</text:span></text:span></text:a><text:span text:style-name="T282"> onder </text:span><text:span text:style-name="T287">Linux</text:span><text:span text:style-name="T283">.</text:span></text:p>
      <text:p text:style-name="P64"><text:span text:style-name="T250">Nieuwe installatie?<text:tab/></text:span><text:span text:style-name="T252"></text:span><text:span text:style-name="T254"><text:tab/></text:span><text:span text:style-name="T253">B</text:span><text:span text:style-name="T250">egin bij hoofdstuk </text:span><text:span text:style-name="T255"><text:bookmark-ref text:reference-format="page" text:ref-name="__RefNumPara__4009_1271708128">2</text:bookmark-ref></text:span><text:span text:style-name="T250"><text:s text:c="2"/></text:span><text:span text:style-name="T256"><text:bookmark-ref text:reference-format="text" text:ref-name="__RefNumPara__4009_1271708128">Installatie uitvoeren</text:bookmark-ref></text:span><text:span text:style-name="T251">.</text:span></text:p>
      <text:p text:style-name="P19"/>
      <text:list xml:id="list3155075212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5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878777296656">
          <table:table-cell table:style-name="_31_._5f_Installatie_5f_voorbereiden.A1" office:value-type="string">
            <text:p text:style-name="P37"><text:span text:style-name="Strong_20_Emphasis"><text:span text:style-name="T100"><text:s/></text:span></text:span><text:span text:style-name="Strong_20_Emphasis"><text:span text:style-name="T152"><draw:control text:anchor-type="as-char" draw:z-index="21" draw:name="Vorm3_0" draw:style-name="gr1" draw:text-style-name="P98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100">Aanmelden als </text:span></text:span><text:span text:style-name="Definition"><text:span text:style-name="T377">gebruike</text:span></text:span><text:span text:style-name="Definition"><text:span text:style-name="T378">r</text:span></text:span><text:span text:style-name="Strong_20_Emphasis"><text:span text:style-name="T101"><text:note text:id="ftn2" text:note-class="footnote"><text:note-citation>2</text:note-citation><text:note-body><text:p text:style-name="P87"><text:span text:style-name="User_20_Entry"><text:span text:style-name="T32">E</text:span></text:span><text:span text:style-name="User_20_Entry"><text:span text:style-name="T37">v</text:span></text:span><text:span text:style-name="User_20_Entry"><text:span text:style-name="T38">en</text:span></text:span><text:span text:style-name="User_20_Entry"><text:span text:style-name="T49">t</text:span></text:span><text:span text:style-name="User_20_Entry"><text:span text:style-name="T50">uele </text:span></text:span><text:span text:style-name="User_20_Entry"><text:span text:style-name="T51">extra gebruikers aanmelden </text:span></text:span><text:span text:style-name="User_20_Entry"><text:span text:style-name="T52">en dezelfde stappen uitvoeren</text:span></text:span><text:span text:style-name="User_20_Entry"><text:span text:style-name="T36">.</text:span></text:span></text:p></text:note-body></text:note></text:span></text:span><text:span text:style-name="Strong_20_Emphasis"><text:span text:style-name="T101">.</text:span></text:span></text:p>
          </table:table-cell>
        </table:table-row>
        <table:table-row table:style-name="TableLine94878780650672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4878780722112">
          <table:table-cell table:style-name="_31_._5f_Installatie_5f_voorbereiden.A1" office:value-type="string">
            <text:p text:style-name="P31"><text:span text:style-name="Strong_20_Emphasis"><text:span text:style-name="T103"><text:s/></text:span></text:span><text:span text:style-name="Strong_20_Emphasis"><text:span text:style-name="T154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103">Installeer </text:span></text:span><text:span text:style-name="Strong_20_Emphasis"><text:span text:style-name="T104">pakket kz</text:span></text:span><text:span text:style-name="Strong_20_Emphasis"><text:span text:style-name="T103"> </text:span></text:span><text:span text:style-name="Strong_20_Emphasis"><text:span text:style-name="T105">via </text:span></text:span><text:span text:style-name="Strong_20_Emphasis"><text:span text:style-name="T107">het </text:span></text:span><text:span text:style-name="Strong_20_Emphasis"><text:span text:style-name="T108">s</text:span></text:span><text:span text:style-name="Strong_20_Emphasis"><text:span text:style-name="T105">tart</text:span></text:span><text:span text:style-name="Strong_20_Emphasis"><text:span text:style-name="T107">en van</text:span></text:span><text:span text:style-name="Strong_20_Emphasis"><text:span text:style-name="T109"> </text:span></text:span><text:span text:style-name="Strong_20_Emphasis"><text:span text:style-name="T189">Terminalvenster</text:span></text:span><text:span text:style-name="Strong_20_Emphasis"><text:span text:style-name="T105"> met toetscombinatie <text:line-break/></text:span></text:span><text:span text:style-name="Strong_20_Emphasis"><text:span text:style-name="T106">Ctrl</text:span></text:span><text:span text:style-name="Strong_20_Emphasis"><text:span text:style-name="T105"> </text:span></text:span><text:span text:style-name="Strong_20_Emphasis"><text:span text:style-name="T106">Alt</text:span></text:span><text:span text:style-name="Strong_20_Emphasis"><text:span text:style-name="T105"> </text:span></text:span><text:span text:style-name="Strong_20_Emphasis"><text:span text:style-name="T106">T</text:span></text:span><text:span text:style-name="Strong_20_Emphasis"><text:span text:style-name="T107">.</text:span></text:span></text:p>
          </table:table-cell>
        </table:table-row>
        <table:table-row table:style-name="TableLine94878780665328">
          <table:table-cell table:style-name="_31_._5f_Installatie_5f_voorbereiden.A1" office:value-type="string">
            <text:p text:style-name="P49"><text:span text:style-name="Strong_20_Emphasis"><text:span text:style-name="T103"/></text:span></text:p>
          </table:table-cell>
          <table:table-cell table:style-name="_31_._5f_Installatie_5f_voorbereiden.A1" office:value-type="string">
            <text:p text:style-name="P36"><text:span text:style-name="T382">Typ</text:span><text:span text:style-name="Strong_20_Emphasis"><text:span text:style-name="T110">, of </text:span></text:span><text:span text:style-name="Strong_20_Emphasis"><text:span text:style-name="T107">kopieer en plak, de</text:span></text:span><text:span text:style-name="Strong_20_Emphasis"><text:span text:style-name="T111">z</text:span></text:span><text:span text:style-name="Strong_20_Emphasis"><text:span text:style-name="T107">e </text:span></text:span><text:span text:style-name="Strong_20_Emphasis"><text:span text:style-name="T112">twee </text:span></text:span><text:span text:style-name="Strong_20_Emphasis"><text:span text:style-name="T107">opdrachten, ieder gevolgd door de </text:span></text:span><text:span text:style-name="Strong_20_Emphasis"><text:span text:style-name="T106">Enter</text:span></text:span><text:span text:style-name="Strong_20_Emphasis"><text:span text:style-name="T105">-toets:<text:line-break/></text:span></text:span><text:span text:style-name="User_20_Entry"><text:span text:style-name="T245">wget karelzimmer.nl/</text:span></text:span><text:span text:style-name="User_20_Entry"><text:span text:style-name="T246">kz</text:span></text:span><text:span text:style-name="User_20_Entry"><text:span text:style-name="T238"><text:line-break/></text:span></text:span><text:span text:style-name="User_20_Entry"><text:span text:style-name="T245">bash </text:span></text:span><text:span text:style-name="User_20_Entry"><text:span text:style-name="T246">kz</text:span></text:span></text:p>
          </table:table-cell>
        </table:table-row>
        <table:table-row table:style-name="TableLine94878780665968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56"><text:span text:style-name="T382">V</text:span><text:span text:style-name="Strong_20_Emphasis"><text:span text:style-name="T113">olg </text:span></text:span><text:span text:style-name="Strong_20_Emphasis"><text:span text:style-name="T114">de aanwijzingen op het scherm.</text:span></text:span></text:p>
          </table:table-cell>
        </table:table-row>
        <table:table-row table:style-name="TableLine94878780737472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878780683696">
          <table:table-cell table:style-name="_31_._5f_Installatie_5f_voorbereiden.A1" office:value-type="string">
            <text:p text:style-name="P31"><text:span text:style-name="Strong_20_Emphasis"><text:span text:style-name="T103"><text:s/></text:span></text:span><text:span text:style-name="Strong_20_Emphasis"><text:span text:style-name="Strong_20_Emphasis"><text:span text:style-name="T154"><draw:control text:anchor-type="as-char" draw:z-index="1" draw:name="Vorm6" draw:style-name="gr1" draw:text-style-name="P98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115">Bereid de installatie voor </text:span></text:span><text:span text:style-name="Strong_20_Emphasis"><text:span text:style-name="T105">via </text:span></text:span><text:span text:style-name="Strong_20_Emphasis"><text:span text:style-name="T115">een </text:span></text:span><text:span text:style-name="Strong_20_Emphasis"><text:span text:style-name="T116">druk </text:span></text:span><text:span text:style-name="Strong_20_Emphasis"><text:span text:style-name="T117">op de </text:span></text:span><text:span text:style-name="Strong_20_Emphasis"><text:span text:style-name="T118">Super</text:span></text:span><text:span text:style-name="Strong_20_Emphasis"><text:span text:style-name="T117">-toets</text:span></text:span><text:span text:style-name="Strong_20_Emphasis"><text:span text:style-name="T53"><text:note text:id="ftn3" text:note-class="footnote"><text:note-citation>3</text:note-citation><text:note-body><text:p text:style-name="P85"><text:span text:style-name="T247">D</text:span>e <text:span text:style-name="T359">Super</text:span>-toets <text:span text:style-name="T247">is </text:span>de Windows<text:span text:style-name="T363">-</text:span><text:span text:style-name="T358">toets</text:span>, <text:span text:style-name="T363">C</text:span>ommand-<text:span text:style-name="T358">toets</text:span>, of <text:span text:style-name="T363">V</text:span>ergrootglas-toets.</text:p></text:note-body></text:note></text:span></text:span><text:span text:style-name="Strong_20_Emphasis"><text:span text:style-name="T115">, </text:span></text:span><text:span text:style-name="Strong_20_Emphasis"><text:span text:style-name="T119">t</text:span></text:span><text:span text:style-name="Strong_20_Emphasis"><text:span text:style-name="T120">yp </text:span></text:span><text:span text:style-name="Strong_20_Emphasis"><text:span text:style-name="T190">men</text:span></text:span><text:span text:style-name="Strong_20_Emphasis"><text:span text:style-name="T191">u</text:span></text:span><text:span text:style-name="Strong_20_Emphasis"><text:span text:style-name="T121"> </text:span></text:span><text:span text:style-name="Strong_20_Emphasis"><text:span text:style-name="T122">e</text:span></text:span><text:span text:style-name="Strong_20_Emphasis"><text:span text:style-name="T105">n </text:span></text:span><text:span text:style-name="Strong_20_Emphasis"><text:span text:style-name="T123">k</text:span></text:span><text:span text:style-name="Strong_20_Emphasis"><text:span text:style-name="T105">lik op het pictogram van</text:span></text:span><text:span text:style-name="Strong_20_Emphasis"><text:span text:style-name="T155">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17">.</text:span></text:span></text:p>
          </table:table-cell>
        </table:table-row>
        <table:table-row table:style-name="TableLine94878780691568">
          <table:table-cell table:style-name="_31_._5f_Installatie_5f_voorbereiden.A1" office:value-type="string">
            <text:p text:style-name="P50"><text:span text:style-name="Strong_20_Emphasis"><text:span text:style-name="T103"/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124">K</text:span></text:span><text:span text:style-name="Strong_20_Emphasis"><text:span text:style-name="T125">ie</text:span></text:span><text:span text:style-name="Strong_20_Emphasis"><text:span text:style-name="T126">s</text:span></text:span><text:span text:style-name="Strong_20_Emphasis"><text:span text:style-name="T114"> </text:span></text:span><text:span text:style-name="Strong_20_Emphasis"><text:span text:style-name="T228">1</text:span></text:span><text:span text:style-name="Strong_20_Emphasis"><text:span text:style-name="T229"> </text:span></text:span><text:span text:style-name="Strong_20_Emphasis"><text:span text:style-name="T230">In</text:span></text:span><text:span text:style-name="Strong_20_Emphasis"><text:span text:style-name="T203">stallatie voorbereiden</text:span></text:span><text:span text:style-name="Strong_20_Emphasis"><text:span text:style-name="T127"> </text:span></text:span><text:span text:style-name="Strong_20_Emphasis"><text:span text:style-name="T113">en volg </text:span></text:span><text:span text:style-name="Strong_20_Emphasis"><text:span text:style-name="T114">de aanwijzingen op het scherm.</text:span></text:span></text:p>
          </table:table-cell>
        </table:table-row>
      </table:table>
      <text:p text:style-name="P60"/>
      <text:list xml:id="list101928536203861" text:continue-numbering="true" text:style-name="L1">
        <text:list-item>
          <text:p text:style-name="P97"><text:bookmark-start text:name="__RefNumPara__4009_1271708128"/><text:span text:style-name="Strong_20_Emphasis"><text:span text:style-name="T371">Installatie uitvoeren</text:span></text:span><text:bookmark-end text:name="__RefNumPara__4009_1271708128"/></text:p>
        </text:list-item>
      </text:list>
      <text:p text:style-name="P6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878780759088">
          <table:table-cell table:style-name="_32_._5f_Installatie_5f_uitvoeren.A1" office:value-type="string">
            <text:p text:style-name="P31"><text:span text:style-name="Strong_20_Emphasis"><text:span text:style-name="T103"><text:s/></text:span></text:span><text:span text:style-name="Strong_20_Emphasis"><text:span text:style-name="T154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9"><text:span text:style-name="T6">Start de computer op vanaf </text:span><text:span text:style-name="T297">een </text:span><text:span text:style-name="T297"><text:reference-ref text:reference-format="text" text:ref-name="Distributie">Ubuntu</text:reference-ref></text:span><text:span text:style-name="T297"><text:s/></text:span><text:span text:style-name="T6"><text:reference-ref text:reference-format="text" text:ref-name="Versie">20.04</text:reference-ref></text:span><text:span text:style-name="T243"><text:s/></text:span><text:span text:style-name="T243"><text:reference-ref text:reference-format="text" text:ref-name="Editie">desktop</text:reference-ref></text:span><text:span text:style-name="T243"><text:s/>Live</text:span><text:span text:style-name="T243"><text:note text:id="ftn4" text:note-class="footnote"><text:note-citation>1</text:note-citation><text:note-body><text:p text:style-name="P83"><text:span text:style-name="T353">Vanaf ee</text:span>n Live <text:span text:style-name="T357">USB-stick of </text:span><text:span text:style-name="T248">C</text:span><text:span text:style-name="T357">D</text:span><text:span text:style-name="T3"> </text:span>kunt <text:span text:style-name="T353">u opstarten en</text:span> met <text:reference-ref text:reference-format="text" text:ref-name="Distributie">Ubuntu</text:reference-ref><text:s/>werken zonder deze te installeren.</text:p></text:note-body></text:note></text:span><text:span text:style-name="T243"> </text:span><text:span text:style-name="T244">USB-stick</text:span><text:span text:style-name="T244"><text:note text:id="ftn5" text:note-class="footnote"><text:note-citation>2</text:note-citation><text:note-body><text:p text:style-name="P86"><text:span text:style-name="Strong_20_Emphasis"><text:span text:style-name="T17">Download </text:span></text:span><text:span text:style-name="Strong_20_Emphasis"><text:span text:style-name="T11">een </text:span></text:span><text:span text:style-name="Strong_20_Emphasis"><text:span text:style-name="T20">Desktop </text:span></text:span><text:span text:style-name="Strong_20_Emphasis"><text:span text:style-name="T30">CD</text:span></text:span><text:span text:style-name="Strong_20_Emphasis"><text:span text:style-name="T16"> vanaf </text:span></text:span><text:a xlink:type="simple" xlink:href="http://nl.releases.ubuntu.com/" text:style-name="Internet_20_link" text:visited-style-name="Visited_20_Internet_20_Link"><text:span text:style-name="Strong_20_Emphasis"><text:span text:style-name="T355">nl.releases.ubuntu.com</text:span></text:span></text:a><text:span text:style-name="Strong_20_Emphasis"><text:span text:style-name="T16">, </text:span></text:span><text:span text:style-name="Strong_20_Emphasis"><text:span text:style-name="T28">kies </text:span></text:span><text:span text:style-name="Strong_20_Emphasis"><text:span text:style-name="T35">Ubuntu 20.04 LTS (Focal Fossa)</text:span></text:span><text:span text:style-name="Strong_20_Emphasis"><text:span text:style-name="T28">, </text:span></text:span><text:span text:style-name="Strong_20_Emphasis"><text:span text:style-name="T12">en </text:span></text:span><text:span text:style-name="Strong_20_Emphasis"><text:span text:style-name="T17">plaats </text:span></text:span><text:span text:style-name="Strong_20_Emphasis"><text:span text:style-name="T11">een USB-stick </text:span></text:span><text:span text:style-name="Strong_20_Emphasis"><text:span text:style-name="T31">va</text:span></text:span><text:span text:style-name="Strong_20_Emphasis"><text:span text:style-name="T26">n </text:span></text:span><text:span text:style-name="Strong_20_Emphasis"><text:span text:style-name="T10">min</text:span></text:span><text:span text:style-name="Strong_20_Emphasis"><text:span text:style-name="T27">imaal</text:span></text:span><text:span text:style-name="Strong_20_Emphasis"><text:span text:style-name="T10"> </text:span></text:span><text:span text:style-name="Strong_20_Emphasis"><text:span text:style-name="T18">4</text:span></text:span><text:span text:style-name="Strong_20_Emphasis"><text:span text:style-name="T10"> GB. <text:line-break/></text:span></text:span><text:span text:style-name="Strong_20_Emphasis"><text:span text:style-name="T29">Zoek</text:span></text:span><text:span text:style-name="Strong_20_Emphasis"><text:span text:style-name="T10"> </text:span></text:span><text:span text:style-name="Strong_20_Emphasis"><text:span text:style-name="T34">opst</text:span></text:span><text:span text:style-name="Strong_20_Emphasis"><text:span text:style-name="T10"> en klik op het pictogram van</text:span></text:span><text:span text:style-name="Strong_20_Emphasis"><text:span text:style-name="T13"> </text:span></text:span><text:span text:style-name="Strong_20_Emphasis"><text:span text:style-name="T33">Opstartschijf aanmaken</text:span></text:span><text:span text:style-name="Strong_20_Emphasis"><text:span text:style-name="T19">, </text:span></text:span><text:span text:style-name="Strong_20_Emphasis"><text:span text:style-name="T25">o</text:span></text:span><text:span text:style-name="Strong_20_Emphasis"><text:span text:style-name="T11">f </text:span></text:span><text:span text:style-name="Strong_20_Emphasis"><text:span text:style-name="T14">gebruik </text:span></text:span><text:span text:style-name="Strong_20_Emphasis"><text:span text:style-name="T7">het programma balenaEtche</text:span></text:span><text:span text:style-name="Strong_20_Emphasis"><text:span text:style-name="T15">r</text:span></text:span><text:span text:style-name="Strong_20_Emphasis"><text:span text:style-name="T7"> </text:span></text:span><text:span text:style-name="Strong_20_Emphasis"><text:span text:style-name="T8">(</text:span></text:span><text:a xlink:type="simple" xlink:href="https://www.balena.io/etcher/" text:style-name="Internet_20_link" text:visited-style-name="Visited_20_Internet_20_Link"><text:span text:style-name="Strong_20_Emphasis"><text:span text:style-name="T354">etcher.io</text:span></text:span></text:a><text:span text:style-name="Strong_20_Emphasis"><text:span text:style-name="T8">); </text:span></text:span><text:span text:style-name="Strong_20_Emphasis"><text:span text:style-name="T7">balenaEtche</text:span></text:span><text:span text:style-name="Strong_20_Emphasis"><text:span text:style-name="T15">r</text:span></text:span><text:span text:style-name="Strong_20_Emphasis"><text:span text:style-name="T21"> is</text:span></text:span><text:span text:style-name="Strong_20_Emphasis"><text:span text:style-name="T8"> </text:span></text:span><text:span text:style-name="Strong_20_Emphasis"><text:span text:style-name="T11">beschikbaar voor </text:span></text:span><text:span text:style-name="Strong_20_Emphasis"><text:span text:style-name="T22">Windows, </text:span></text:span><text:span text:style-name="Strong_20_Emphasis"><text:span text:style-name="T23">OS X</text:span></text:span><text:span text:style-name="Strong_20_Emphasis"><text:span text:style-name="T7">, </text:span></text:span><text:span text:style-name="Strong_20_Emphasis"><text:span text:style-name="T8">en </text:span></text:span><text:span text:style-name="Strong_20_Emphasis"><text:span text:style-name="T24">GNU/</text:span></text:span><text:span text:style-name="Strong_20_Emphasis"><text:span text:style-name="T7">Linux</text:span></text:span><text:span text:style-name="Strong_20_Emphasis"><text:span text:style-name="T9">.</text:span></text:span></text:p></text:note-body></text:note></text:span><text:span text:style-name="T244"> of </text:span><text:span text:style-name="T48">C</text:span><text:span text:style-name="T244">D</text:span><text:span text:style-name="T244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43">.</text:span></text:p>
            <text:p text:style-name="P24"><text:span text:style-name="T241">Opstartmenu/</text:span><text:span text:style-name="T242">boot menu</text:span><text:span text:style-name="T241"> </text:span><text:span text:style-name="T240">via </text:span><text:span text:style-name="Definition"><text:span text:style-name="T383">opstartmenu</text:span></text:span><text:span text:style-name="T240">, </text:span><text:span text:style-name="T241">instellingen/</text:span><text:span text:style-name="T242">setup</text:span><text:span text:style-name="T240"> via </text:span><text:span text:style-name="Definition"><text:span text:style-name="T383">instellingen</text:span></text:span><text:span text:style-name="T240">.</text:span></text:p>
          </table:table-cell>
        </table:table-row>
        <table:table-row table:style-name="TableLine94878780807344">
          <table:table-cell table:style-name="_32_._5f_Installatie_5f_uitvoeren.A1" office:value-type="string">
            <text:p text:style-name="P31"><text:span text:style-name="Strong_20_Emphasis"><text:span text:style-name="T103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56">Kies</text:span></text:span><text:span text:style-name="Strong_20_Emphasis"><text:span text:style-name="T58"> </text:span></text:span><text:span text:style-name="Strong_20_Emphasis"><text:span text:style-name="T157">als</text:span></text:span><text:span text:style-name="Strong_20_Emphasis"><text:span text:style-name="T59"> </text:span></text:span><text:span text:style-name="Strong_20_Emphasis"><text:span text:style-name="T60">mogelijk</text:span></text:span><text:span text:style-name="Strong_20_Emphasis"><text:span text:style-name="T58"> </text:span></text:span><text:span text:style-name="Strong_20_Emphasis"><text:span text:style-name="T61">met pijltjes-toetsen</text:span></text:span><text:span text:style-name="Strong_20_Emphasis"><text:span text:style-name="T62"> </text:span></text:span><text:span text:style-name="Strong_20_Emphasis"><text:span text:style-name="T201">Nederlands</text:span></text:span><text:span text:style-name="Strong_20_Emphasis"><text:span text:style-name="T63"> </text:span></text:span><text:span text:style-name="Strong_20_Emphasis"><text:span text:style-name="T61">en druk op </text:span></text:span><text:span text:style-name="Strong_20_Emphasis"><text:span text:style-name="T64">de </text:span></text:span><text:span text:style-name="Strong_20_Emphasis"><text:span text:style-name="T65">Enter</text:span></text:span><text:span text:style-name="Strong_20_Emphasis"><text:span text:style-name="T64">-toets.</text:span></text:span></text:p>
          </table:table-cell>
        </table:table-row>
        <table:table-row table:style-name="TableLine94878780960192">
          <table:table-cell table:style-name="_32_._5f_Installatie_5f_uitvoeren.A1" office:value-type="string">
            <text:p text:style-name="P31"><text:span text:style-name="Strong_20_Emphasis"><text:span text:style-name="T382"/></text:span></text:p>
          </table:table-cell>
          <table:table-cell table:style-name="_32_._5f_Installatie_5f_uitvoeren.A1" office:value-type="string">
            <text:p text:style-name="P13"><text:span text:style-name="T290">Kies </text:span><text:span text:style-name="T289">Ubuntu installeren </text:span><text:span text:style-name="Strong_20_Emphasis"><text:span text:style-name="T157">en druk op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T290">.</text:span></text:p>
          </table:table-cell>
        </table:table-row>
        <table:table-row table:style-name="TableLine94878780945088"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9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1"><text:span text:style-name="Strong_20_Emphasis"><text:span text:style-name="T382"><text:s/></text:span></text:span><text:span text:style-name="T103"><draw:control text:anchor-type="as-char" draw:z-index="3" draw:name="Vorm12" draw:style-name="gr1" draw:text-style-name="P98" svg:width="0.35cm" svg:height="0.35cm" draw:control="control4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66">Op het </text:span></text:span><text:span text:style-name="Strong_20_Emphasis"><text:span text:style-name="T67">scherm </text:span></text:span><text:span text:style-name="Strong_20_Emphasis"><text:span text:style-name="T212">Wel</text:span></text:span><text:span text:style-name="Strong_20_Emphasis"><text:span text:style-name="T202">k</text:span></text:span><text:span text:style-name="Strong_20_Emphasis"><text:span text:style-name="T213">om</text:span></text:span><text:span text:style-name="Strong_20_Emphasis"><text:span text:style-name="T68"> </text:span></text:span><text:span text:style-name="Strong_20_Emphasis"><text:span text:style-name="T66">kies </text:span></text:span><text:span text:style-name="Strong_20_Emphasis"><text:span text:style-name="T204">Nederlands</text:span></text:span><text:span text:style-name="Strong_20_Emphasis"><text:span text:style-name="T55"> en klik op</text:span></text:span><text:span text:style-name="Strong_20_Emphasis"><text:span text:style-name="T69"> </text:span></text:span><text:span text:style-name="Strong_20_Emphasis"><text:span text:style-name="T205">Verder</text:span></text:span><text:span text:style-name="Strong_20_Emphasis"><text:span text:style-name="T55">.</text:span></text:span></text:p>
          </table:table-cell>
        </table:table-row>
        <table:table-row table:style-name="TableLine94878780946384">
          <table:table-cell table:style-name="_32_._5f_Installatie_5f_uitvoeren.A1" office:value-type="string">
            <text:p text:style-name="P31"><text:span text:style-name="Strong_20_Emphasis"><text:span text:style-name="T382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164">O</text:span></text:span><text:span text:style-name="Strong_20_Emphasis"><text:span text:style-name="T165">p </text:span></text:span><text:span text:style-name="Strong_20_Emphasis"><text:span text:style-name="T166">het </text:span></text:span><text:span text:style-name="Strong_20_Emphasis"><text:span text:style-name="T167">scherm </text:span></text:span><text:span text:style-name="Strong_20_Emphasis"><text:span text:style-name="T214">Toetsenbord</text:span></text:span><text:span text:style-name="Strong_20_Emphasis"><text:span text:style-name="T215">indeling</text:span></text:span><text:span text:style-name="Strong_20_Emphasis"><text:span text:style-name="T167"> </text:span></text:span><text:span text:style-name="Strong_20_Emphasis"><text:span text:style-name="T168">controleer </text:span></text:span><text:span text:style-name="Strong_20_Emphasis"><text:span text:style-name="T169">de </text:span></text:span><text:span text:style-name="Strong_20_Emphasis"><text:span text:style-name="T170">te gebruiken </text:span></text:span><text:span text:style-name="Strong_20_Emphasis"><text:span text:style-name="T168">toetsenbordindeling </text:span></text:span><text:span text:style-name="Strong_20_Emphasis"><text:span text:style-name="T171">en </text:span></text:span><text:span text:style-name="Strong_20_Emphasis"><text:span text:style-name="T164">klik </text:span></text:span><text:span text:style-name="Strong_20_Emphasis"><text:span text:style-name="T167">op </text:span></text:span><text:span text:style-name="Strong_20_Emphasis"><text:span text:style-name="T209">Verder</text:span></text:span><text:span text:style-name="Strong_20_Emphasis"><text:span text:style-name="T167">.</text:span></text:span></text:p>
          </table:table-cell>
        </table:table-row>
        <table:table-row table:style-name="TableLine94878780946864">
          <table:table-cell table:style-name="_32_._5f_Installatie_5f_uitvoeren.A1" office:value-type="string">
            <text:p text:style-name="P31"><text:span text:style-name="Strong_20_Emphasis"><text:span text:style-name="T382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70">Als </text:span></text:span><text:span text:style-name="Strong_20_Emphasis"><text:span text:style-name="T71">het </text:span></text:span><text:span text:style-name="Strong_20_Emphasis"><text:span text:style-name="T72">het scherm </text:span></text:span><text:span text:style-name="Strong_20_Emphasis"><text:span text:style-name="T216">Draadloos</text:span></text:span><text:span text:style-name="Strong_20_Emphasis"><text:span text:style-name="T72"> </text:span></text:span><text:span text:style-name="Strong_20_Emphasis"><text:span text:style-name="T71">verschijnt, </text:span></text:span><text:span text:style-name="Strong_20_Emphasis"><text:span text:style-name="T73">kies</text:span></text:span><text:span text:style-name="Strong_20_Emphasis"><text:span text:style-name="T72"> </text:span></text:span><text:span text:style-name="Strong_20_Emphasis"><text:span text:style-name="T73">een draadloos netwerk, maak </text:span></text:span><text:span text:style-name="Strong_20_Emphasis"><text:span text:style-name="T55">verbinding, </text:span></text:span><text:span text:style-name="Strong_20_Emphasis"><text:span text:style-name="T74">en klik</text:span></text:span><text:span text:style-name="Strong_20_Emphasis"><text:span text:style-name="T55"> </text:span></text:span><text:span text:style-name="Strong_20_Emphasis"><text:span text:style-name="T75">op </text:span></text:span><text:span text:style-name="Strong_20_Emphasis"><text:span text:style-name="T205">Verder</text:span></text:span><text:span text:style-name="Strong_20_Emphasis"><text:span text:style-name="T55">.</text:span></text:span></text:p>
          </table:table-cell>
        </table:table-row>
        <table:table-row table:style-name="TableLine94878780947456">
          <table:table-cell table:style-name="_32_._5f_Installatie_5f_uitvoeren.A1" office:value-type="string">
            <text:p text:style-name="P31"><text:span text:style-name="Strong_20_Emphasis"><text:span text:style-name="T382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76">O</text:span></text:span><text:span text:style-name="Strong_20_Emphasis"><text:span text:style-name="T77">p het scherm </text:span></text:span><text:span text:style-name="Strong_20_Emphasis"><text:span text:style-name="T217">Bijgewerkte pakketten en andere programmatuur</text:span></text:span><text:span text:style-name="Strong_20_Emphasis"><text:span text:style-name="T218"> </text:span></text:span><text:span text:style-name="T55">klik op </text:span><text:span text:style-name="Strong_20_Emphasis"><text:span text:style-name="T204">Verder</text:span></text:span><text:span text:style-name="Strong_20_Emphasis"><text:span text:style-name="T55">.</text:span></text:span></text:p>
          </table:table-cell>
        </table:table-row>
        <table:table-row table:style-name="TableLine94878780948048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0"/>
          </table:table-cell>
        </table:table-row>
        <table:table-row table:style-name="TableLine94878780948640">
          <table:table-cell table:style-name="_32_._5f_Installatie_5f_uitvoeren.A1" office:value-type="string">
            <text:p text:style-name="P31"><text:span text:style-name="Strong_20_Emphasis"><text:span text:style-name="T382"><text:s/></text:span></text:span><text:span text:style-name="T103"><draw:control text:anchor-type="as-char" draw:z-index="4" draw:name="Vorm16" draw:style-name="gr1" draw:text-style-name="P98" svg:width="0.35cm" svg:height="0.35cm" draw:control="control5"/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76">O</text:span></text:span><text:span text:style-name="Strong_20_Emphasis"><text:span text:style-name="T78">p het scherm </text:span></text:span><text:span text:style-name="Strong_20_Emphasis"><text:span text:style-name="T219">Installatietype</text:span></text:span><text:span text:style-name="Strong_20_Emphasis"><text:span text:style-name="T172"> </text:span></text:span><text:span text:style-name="Strong_20_Emphasis"><text:span text:style-name="T173">selecteer</text:span></text:span><text:span text:style-name="Strong_20_Emphasis"><text:span text:style-name="T174"> </text:span></text:span><text:span text:style-name="Strong_20_Emphasis"><text:span text:style-name="T300">het gewenste </text:span></text:span><text:span text:style-name="Strong_20_Emphasis"><text:span text:style-name="T318">Installatie type</text:span></text:span><text:span text:style-name="Strong_20_Emphasis"><text:span text:style-name="T300">.</text:span></text:span></text:p>
          </table:table-cell>
        </table:table-row>
        <table:table-row table:style-name="TableLine94878780949232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47"><text:span text:style-name="Strong_20_Emphasis"><text:span text:style-name="T301">K</text:span></text:span><text:span text:style-name="Strong_20_Emphasis"><text:span text:style-name="T79">lik op </text:span></text:span><text:span text:style-name="Strong_20_Emphasis"><text:span text:style-name="T220">OK</text:span></text:span><text:span text:style-name="Strong_20_Emphasis"><text:span text:style-name="T80"> en vervolgens op</text:span></text:span><text:span text:style-name="Strong_20_Emphasis"><text:span text:style-name="T79"> </text:span></text:span><text:span text:style-name="Strong_20_Emphasis"><text:span text:style-name="T210">I</text:span></text:span><text:span text:style-name="Strong_20_Emphasis"><text:span text:style-name="T211">nstalle</text:span></text:span><text:span text:style-name="Strong_20_Emphasis"><text:span text:style-name="T210">e</text:span></text:span><text:span text:style-name="Strong_20_Emphasis"><text:span text:style-name="T211">r </text:span></text:span><text:span text:style-name="Strong_20_Emphasis"><text:span text:style-name="T210">nu</text:span></text:span><text:span text:style-name="Strong_20_Emphasis"><text:span text:style-name="T79">.</text:span></text:span></text:p>
          </table:table-cell>
        </table:table-row>
        <table:table-row table:style-name="TableLine9487878094982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878780950416">
          <table:table-cell table:style-name="_32_._5f_Installatie_5f_uitvoeren.A1" office:value-type="string">
            <text:p text:style-name="P54"><text:span text:style-name="Strong_20_Emphasis"><text:span text:style-name="T382"><text:s/></text:span></text:span><text:span text:style-name="T103"><draw:control text:anchor-type="as-char" draw:z-index="23" draw:name="Vorm16_1" draw:style-name="gr1" draw:text-style-name="P98" svg:width="0.35cm" svg:height="0.35cm" draw:control="control24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160">C</text:span></text:span><text:span text:style-name="Strong_20_Emphasis"><text:span text:style-name="T81">ontroleer de </text:span></text:span><text:span text:style-name="Strong_20_Emphasis"><text:span text:style-name="T82">voorgestelde </text:span></text:span><text:span text:style-name="Strong_20_Emphasis"><text:span text:style-name="T81">schijfindelin</text:span></text:span><text:span text:style-name="Strong_20_Emphasis"><text:span text:style-name="T83">g,</text:span></text:span><text:span text:style-name="Strong_20_Emphasis"><text:span text:style-name="T81"> </text:span></text:span><text:span text:style-name="Strong_20_Emphasis"><text:span text:style-name="T84">kies de gewenste schijf, </text:span></text:span><text:span text:style-name="Strong_20_Emphasis"><text:span text:style-name="T83">en </text:span></text:span><text:span text:style-name="Strong_20_Emphasis"><text:span text:style-name="T302">k</text:span></text:span><text:span text:style-name="Strong_20_Emphasis"><text:span text:style-name="T300">lik op </text:span></text:span><text:span text:style-name="Strong_20_Emphasis"><text:span text:style-name="T318">I</text:span></text:span><text:span text:style-name="Strong_20_Emphasis"><text:span text:style-name="T319">nstalle</text:span></text:span><text:span text:style-name="Strong_20_Emphasis"><text:span text:style-name="T318">e</text:span></text:span><text:span text:style-name="Strong_20_Emphasis"><text:span text:style-name="T319">r </text:span></text:span><text:span text:style-name="Strong_20_Emphasis"><text:span text:style-name="T318">nu</text:span></text:span><text:span text:style-name="Strong_20_Emphasis"><text:span text:style-name="T300">.</text:span></text:span></text:p>
          </table:table-cell>
        </table:table-row>
        <table:table-row table:style-name="TableLine94878780951008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878780951600">
          <table:table-cell table:style-name="_32_._5f_Installatie_5f_uitvoeren.A1" office:value-type="string">
            <text:p text:style-name="P52"><text:span text:style-name="Strong_20_Emphasis"><text:span text:style-name="T382"><text:s/></text:span></text:span><text:span text:style-name="Strong_20_Emphasis"><text:span text:style-name="T103"><draw:control text:anchor-type="as-char" draw:z-index="22" draw:name="Vorm16_0" draw:style-name="gr1" draw:text-style-name="P98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76">O</text:span></text:span><text:span text:style-name="Strong_20_Emphasis"><text:span text:style-name="T78">p het scherm </text:span></text:span><text:span text:style-name="Strong_20_Emphasis"><text:span text:style-name="T219">Wilt u deze aanpassingen wegschrijven naar de schijven? </text:span></text:span><text:span text:style-name="Strong_20_Emphasis"><text:span text:style-name="T85">controleer de </text:span></text:span><text:span text:style-name="Strong_20_Emphasis"><text:span text:style-name="T86">partities</text:span></text:span><text:span text:style-name="Strong_20_Emphasis"><text:span text:style-name="T85"> </text:span></text:span><text:span text:style-name="Strong_20_Emphasis"><text:span text:style-name="T87">die </text:span></text:span><text:span text:style-name="Strong_20_Emphasis"><text:span text:style-name="T88">geformatteerd</text:span></text:span><text:span text:style-name="Strong_20_Emphasis"><text:span text:style-name="T87"> worden </text:span></text:span><text:span text:style-name="Strong_20_Emphasis"><text:span text:style-name="T85">en </text:span></text:span><text:span text:style-name="Strong_20_Emphasis"><text:span text:style-name="T76">klik </text:span></text:span><text:span text:style-name="Strong_20_Emphasis"><text:span text:style-name="T79">op </text:span></text:span><text:span text:style-name="Strong_20_Emphasis"><text:span text:style-name="T206">Verder</text:span></text:span><text:span text:style-name="Strong_20_Emphasis"><text:span text:style-name="T79">.</text:span></text:span></text:p>
          </table:table-cell>
        </table:table-row>
        <table:table-row table:style-name="TableLine94878780952192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878780952784">
          <table:table-cell table:style-name="_32_._5f_Installatie_5f_uitvoeren.A1" office:value-type="string">
            <text:p text:style-name="P31"><text:span text:style-name="Strong_20_Emphasis"><text:span text:style-name="T382"><text:s/></text:span></text:span><text:span text:style-name="T103"><draw:control text:anchor-type="as-char" draw:z-index="5" draw:name="Vorm19" draw:style-name="gr1" draw:text-style-name="P98" svg:width="0.35cm" svg:height="0.35cm" draw:control="control6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03">O</text:span></text:span><text:span text:style-name="Strong_20_Emphasis"><text:span text:style-name="T304">p </text:span></text:span><text:span text:style-name="Strong_20_Emphasis"><text:span text:style-name="T305">het </text:span></text:span><text:span text:style-name="Strong_20_Emphasis"><text:span text:style-name="T306">scherm </text:span></text:span><text:span text:style-name="Strong_20_Emphasis"><text:span text:style-name="T320">Waar bevindt u zich?</text:span></text:span><text:span text:style-name="Strong_20_Emphasis"><text:span text:style-name="T306"> </text:span></text:span><text:span text:style-name="Strong_20_Emphasis"><text:span text:style-name="T307">controleer </text:span></text:span><text:span text:style-name="Strong_20_Emphasis"><text:span text:style-name="T308">de </text:span></text:span><text:span text:style-name="Strong_20_Emphasis"><text:span text:style-name="T307">locatie en </text:span></text:span><text:span text:style-name="Strong_20_Emphasis"><text:span text:style-name="T303">klik </text:span></text:span><text:span text:style-name="Strong_20_Emphasis"><text:span text:style-name="T306">op </text:span></text:span><text:span text:style-name="Strong_20_Emphasis"><text:span text:style-name="T320">Verder</text:span></text:span><text:span text:style-name="Strong_20_Emphasis"><text:span text:style-name="T306">.</text:span></text:span></text:p>
          </table:table-cell>
        </table:table-row>
        <table:table-row table:style-name="TableLine94878780953376">
          <table:table-cell table:style-name="_32_._5f_Installatie_5f_uitvoeren.A1" office:value-type="string">
            <text:p text:style-name="P31"><text:span text:style-name="Strong_20_Emphasis"><text:span text:style-name="T382"/></text:span></text:p>
          </table:table-cell>
          <table:table-cell table:style-name="_32_._5f_Installatie_5f_uitvoeren.A1" office:value-type="string">
            <text:p text:style-name="P6"><text:span text:style-name="T321">Op </text:span><text:span text:style-name="T322">het </text:span><text:span text:style-name="T320">scherm </text:span><text:span text:style-name="Strong_20_Emphasis"><text:span text:style-name="T320">Wie bent u?</text:span></text:span><text:span text:style-name="T320"> </text:span><text:span text:style-name="T321">vul </text:span><text:span text:style-name="T323">in </text:span><text:span text:style-name="Strong_20_Emphasis"><text:span text:style-name="T324">Uw n</text:span></text:span><text:span text:style-name="Strong_20_Emphasis"><text:span text:style-name="T325">aam</text:span></text:span><text:span text:style-name="Strong_20_Emphasis"><text:span text:style-name="T309"> </text:span></text:span><text:span text:style-name="Definition"><text:span text:style-name="T384">gebruiker</text:span></text:span><text:span text:style-name="Strong_20_Emphasis"><text:span text:style-name="T310">, <text:line-break/></text:span></text:span><text:span text:style-name="Strong_20_Emphasis"><text:span text:style-name="T325">Naam </text:span></text:span><text:span text:style-name="Strong_20_Emphasis"><text:span text:style-name="T324">van uw </text:span></text:span><text:span text:style-name="Strong_20_Emphasis"><text:span text:style-name="T326">computer</text:span></text:span><text:span text:style-name="Definition"><text:span text:style-name="T380"> </text:span></text:span><text:span text:style-name="Definition"><text:span text:style-name="T384">computernaam</text:span></text:span><text:span text:style-name="Strong_20_Emphasis"><text:span text:style-name="T309">,<text:line-break/></text:span></text:span><text:span text:style-name="Strong_20_Emphasis"><text:span text:style-name="T324">Kies een g</text:span></text:span><text:span text:style-name="Strong_20_Emphasis"><text:span text:style-name="T326">ebruikersnaam</text:span></text:span><text:span text:style-name="Strong_20_Emphasis"><text:span text:style-name="T309"> </text:span></text:span><text:span text:style-name="Definition"><text:span text:style-name="T384">gebruikersnaam</text:span></text:span><text:span text:style-name="Strong_20_Emphasis"><text:span text:style-name="T309">,<text:line-break/></text:span></text:span><text:span text:style-name="Strong_20_Emphasis"><text:span text:style-name="T311">g</text:span></text:span><text:span text:style-name="Strong_20_Emphasis"><text:span text:style-name="T299">eef tweemaal een </text:span></text:span><text:span text:style-name="Strong_20_Emphasis"><text:span text:style-name="T317">wachtwoord</text:span></text:span><text:span text:style-name="Strong_20_Emphasis"><text:span text:style-name="T299">,</text:span></text:span><text:span text:style-name="Strong_20_Emphasis"><text:span text:style-name="T314"> </text:span></text:span><text:span text:style-name="Strong_20_Emphasis"><text:span text:style-name="T315">en</text:span></text:span><text:span text:style-name="Strong_20_Emphasis"><text:span text:style-name="T314"> </text:span></text:span><text:span text:style-name="Strong_20_Emphasis"><text:span text:style-name="T316">k</text:span></text:span><text:span text:style-name="Strong_20_Emphasis"><text:span text:style-name="T299">lik op </text:span></text:span><text:span text:style-name="Strong_20_Emphasis"><text:span text:style-name="T317">Verder</text:span></text:span><text:span text:style-name="Strong_20_Emphasis"><text:span text:style-name="T299">.</text:span></text:span></text:p>
          </table:table-cell>
        </table:table-row>
        <table:table-row table:style-name="TableLine94878780953968"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878780954560">
          <table:table-cell table:style-name="_32_._5f_Installatie_5f_uitvoeren.A1" office:value-type="string">
            <text:p text:style-name="P31"><text:span text:style-name="Strong_20_Emphasis"><text:span text:style-name="T382"><text:s/></text:span></text:span><text:span text:style-name="T103"><draw:control text:anchor-type="as-char" draw:z-index="6" draw:name="Vorm21" draw:style-name="gr1" draw:text-style-name="P98" svg:width="0.35cm" svg:height="0.35cm" draw:control="control7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12">O</text:span></text:span><text:span text:style-name="Strong_20_Emphasis"><text:span text:style-name="T313">p het scherm </text:span></text:span><text:span text:style-name="Strong_20_Emphasis"><text:span text:style-name="T327">Installatie voltooid</text:span></text:span><text:span text:style-name="Strong_20_Emphasis"><text:span text:style-name="T313"> </text:span></text:span><text:span text:style-name="Strong_20_Emphasis"><text:span text:style-name="T312">klik </text:span></text:span><text:span text:style-name="Strong_20_Emphasis"><text:span text:style-name="T299">op </text:span></text:span><text:span text:style-name="Strong_20_Emphasis"><text:span text:style-name="T317">Nu herstarten</text:span></text:span><text:span text:style-name="Strong_20_Emphasis"><text:span text:style-name="T299">.</text:span></text:span></text:p>
          </table:table-cell>
        </table:table-row>
        <table:table-row table:style-name="TableLine94878780955152"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878780983728">
          <table:table-cell table:style-name="_32_._5f_Installatie_5f_uitvoeren.A1" office:value-type="string">
            <text:p text:style-name="P31"><text:span text:style-name="Strong_20_Emphasis"><text:span text:style-name="T103"><text:s/></text:span></text:span><text:span text:style-name="Strong_20_Emphasis"><text:span text:style-name="T154"><draw:control text:anchor-type="as-char" draw:z-index="7" draw:name="Vorm22" draw:style-name="gr1" draw:text-style-name="P9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75">Verwijder </text:span></text:span><text:span text:style-name="Strong_20_Emphasis"><text:span text:style-name="T176">het </text:span></text:span><text:span text:style-name="Strong_20_Emphasis"><text:span text:style-name="T175">installatiemedium (</text:span></text:span><text:span text:style-name="Strong_20_Emphasis"><text:span text:style-name="T177">USB-stick of </text:span></text:span><text:span text:style-name="Strong_20_Emphasis"><text:span text:style-name="T161">C</text:span></text:span><text:span text:style-name="Strong_20_Emphasis"><text:span text:style-name="T177">D</text:span></text:span><text:span text:style-name="Strong_20_Emphasis"><text:span text:style-name="T54"><text:note-ref text:note-class="footnote" text:reference-format="text" text:ref-name="ftn6">3</text:note-ref></text:span></text:span><text:span text:style-name="Strong_20_Emphasis"><text:span text:style-name="T175">) </text:span></text:span><text:span text:style-name="Strong_20_Emphasis"><text:span text:style-name="T178">en</text:span></text:span><text:span text:style-name="Strong_20_Emphasis"><text:span text:style-name="T175"> </text:span></text:span><text:span text:style-name="Strong_20_Emphasis"><text:span text:style-name="T179">druk </text:span></text:span><text:span text:style-name="Strong_20_Emphasis"><text:span text:style-name="T180">op</text:span></text:span><text:span text:style-name="Strong_20_Emphasis"><text:span text:style-name="T179">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Strong_20_Emphasis"><text:span text:style-name="T181">.</text:span></text:span></text:p>
          </table:table-cell>
        </table:table-row>
      </table:table>
      <text:p text:style-name="P23"><text:span text:style-name="Strong_20_Emphasis"><text:span text:style-name="T179"/></text:span></text:p>
      <text:list xml:id="list101929350432834" text:continue-numbering="true" text:style-name="L1">
        <text:list-item>
          <text:p text:style-name="P94"><text:span text:style-name="Strong_20_Emphasis"><text:span text:style-name="T221">Installatie </text:span></text:span><text:span text:style-name="Strong_20_Emphasis"><text:span text:style-name="T222">afronden</text:span></text:span></text:p>
        </text:list-item>
      </text:list>
      <text:p text:style-name="P27"><text:span text:style-name="Strong_20_Emphasis"><text:span text:style-name="T8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878780864624">
          <table:table-cell table:style-name="_33_._5f_Installatie_5f_afronden.A1" office:value-type="string">
            <text:p text:style-name="P32"><text:span text:style-name="Strong_20_Emphasis"><text:span text:style-name="T103"><text:s/></text:span></text:span><text:span text:style-name="Strong_20_Emphasis"><text:span text:style-name="T154"><draw:control text:anchor-type="as-char" draw:z-index="8" draw:name="Vorm24" draw:style-name="gr1" draw:text-style-name="P9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0"><text:span text:style-name="Strong_20_Emphasis"><text:span text:style-name="T89">Aanmelden als </text:span></text:span><text:span text:style-name="Definition"><text:span text:style-name="T376">gebruiker</text:span></text:span><text:span text:style-name="Strong_20_Emphasis"><text:span text:style-name="T89">.</text:span></text:span></text:p>
          </table:table-cell>
        </table:table-row>
        <table:table-row table:style-name="TableLine94878780825072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30"><text:span text:style-name="Strong_20_Emphasis"><text:span text:style-name="T182"/></text:span></text:p>
          </table:table-cell>
        </table:table-row>
        <table:table-row table:style-name="TableLine94878780872624">
          <table:table-cell table:style-name="_33_._5f_Installatie_5f_afronden.A1" office:value-type="string">
            <text:p text:style-name="P32"><text:span text:style-name="Strong_20_Emphasis"><text:span text:style-name="T103"><text:s/></text:span></text:span><text:span text:style-name="Strong_20_Emphasis"><text:span text:style-name="T154"><draw:control text:anchor-type="as-char" draw:z-index="9" draw:name="Vorm25" draw:style-name="gr1" draw:text-style-name="P9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76">O</text:span></text:span><text:span text:style-name="Strong_20_Emphasis"><text:span text:style-name="T78">p </text:span></text:span><text:span text:style-name="Strong_20_Emphasis"><text:span text:style-name="T90">de volgende schermen volg de aanwijzingen en klik op</text:span></text:span><text:span text:style-name="Strong_20_Emphasis"><text:span text:style-name="T182"> </text:span></text:span><text:span text:style-name="Strong_20_Emphasis"><text:span text:style-name="T223">Volgende</text:span></text:span><text:span text:style-name="Strong_20_Emphasis"><text:span text:style-name="T182">.</text:span></text:span></text:p>
          </table:table-cell>
        </table:table-row>
        <table:table-row table:style-name="TableLine94878781083072">
          <table:table-cell table:style-name="_33_._5f_Installatie_5f_afronden.A1" office:value-type="string">
            <text:p text:style-name="P32"><text:span text:style-name="Strong_20_Emphasis"><text:span text:style-name="T103"/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76">O</text:span></text:span><text:span text:style-name="Strong_20_Emphasis"><text:span text:style-name="T78">p het </text:span></text:span><text:span text:style-name="Strong_20_Emphasis"><text:span text:style-name="T90">laatste </text:span></text:span><text:span text:style-name="Strong_20_Emphasis"><text:span text:style-name="T78">scherm </text:span></text:span><text:span text:style-name="Strong_20_Emphasis"><text:span text:style-name="T224">Klaar om te beginnen </text:span></text:span><text:span text:style-name="Strong_20_Emphasis"><text:span text:style-name="T182">klik op </text:span></text:span><text:span text:style-name="Strong_20_Emphasis"><text:span text:style-name="T223">Vol</text:span></text:span><text:span text:style-name="Strong_20_Emphasis"><text:span text:style-name="T225">tooid</text:span></text:span><text:span text:style-name="Strong_20_Emphasis"><text:span text:style-name="T182">.</text:span></text:span></text:p>
          </table:table-cell>
        </table:table-row>
        <table:table-row table:style-name="TableLine94878781138496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878781138752">
          <table:table-cell table:style-name="_33_._5f_Installatie_5f_afronden.A1" office:value-type="string">
            <text:p text:style-name="P32"><text:span text:style-name="Strong_20_Emphasis"><text:span text:style-name="T103"><text:s/></text:span></text:span><text:span text:style-name="Strong_20_Emphasis"><text:span text:style-name="T154"><draw:control text:anchor-type="as-char" draw:z-index="10" draw:name="Vorm27" draw:style-name="gr1" draw:text-style-name="P9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91">Voeg </text:span></text:span><text:span text:style-name="Strong_20_Emphasis"><text:span text:style-name="T92">eventuele </text:span></text:span><text:span text:style-name="Strong_20_Emphasis"><text:span text:style-name="T93">extra </text:span></text:span><text:span text:style-name="Strong_20_Emphasis"><text:span text:style-name="T183">gebruikers</text:span></text:span><text:span text:style-name="Strong_20_Emphasis"><text:span text:style-name="T185"> </text:span></text:span><text:span text:style-name="Strong_20_Emphasis"><text:span text:style-name="T184">toe </text:span></text:span><text:span text:style-name="Strong_20_Emphasis"><text:span text:style-name="T105">via </text:span></text:span><text:span text:style-name="Strong_20_Emphasis"><text:span text:style-name="T115">een </text:span></text:span><text:span text:style-name="Strong_20_Emphasis"><text:span text:style-name="T121">druk op de </text:span></text:span><text:span text:style-name="Strong_20_Emphasis"><text:span text:style-name="T118">Super</text:span></text:span><text:span text:style-name="Strong_20_Emphasis"><text:span text:style-name="T121">-toets</text:span></text:span><text:span text:style-name="Strong_20_Emphasis"><text:span text:style-name="T121"><text:note text:id="ftn7" text:note-class="footnote"><text:note-citation>1</text:note-citation><text:note-body><text:p text:style-name="P90"><text:span text:style-name="T262">De </text:span><text:span text:style-name="T263">Super</text:span><text:span text:style-name="T262">-toets is de Windows</text:span><text:span text:style-name="T264">-</text:span><text:span text:style-name="T265">toets</text:span><text:span text:style-name="T262">, </text:span><text:span text:style-name="T264">C</text:span><text:span text:style-name="T262">ommand-</text:span><text:span text:style-name="T265">toets</text:span><text:span text:style-name="T262">, of </text:span><text:span text:style-name="T264">V</text:span><text:span text:style-name="T262">ergrootglas-toets.</text:span></text:p></text:note-body></text:note></text:span></text:span><text:span text:style-name="Strong_20_Emphasis"><text:span text:style-name="T115">, </text:span></text:span><text:span text:style-name="Strong_20_Emphasis"><text:span text:style-name="T128">t</text:span></text:span><text:span text:style-name="Strong_20_Emphasis"><text:span text:style-name="T120">yp </text:span></text:span><text:span text:style-name="Strong_20_Emphasis"><text:span text:style-name="T192">geb</text:span></text:span><text:span text:style-name="Strong_20_Emphasis"><text:span text:style-name="T193">r</text:span></text:span><text:span text:style-name="Strong_20_Emphasis"><text:span text:style-name="T121"> </text:span></text:span><text:span text:style-name="Strong_20_Emphasis"><text:span text:style-name="T129">e</text:span></text:span><text:span text:style-name="Strong_20_Emphasis"><text:span text:style-name="T105">n </text:span></text:span><text:span text:style-name="Strong_20_Emphasis"><text:span text:style-name="T123">k</text:span></text:span><text:span text:style-name="Strong_20_Emphasis"><text:span text:style-name="T105">lik </text:span></text:span><text:span text:style-name="Strong_20_Emphasis"><text:span text:style-name="T130">bij </text:span></text:span><text:span text:style-name="Strong_20_Emphasis"><text:span text:style-name="T207">Instellingen </text:span></text:span><text:span text:style-name="Strong_20_Emphasis"><text:span text:style-name="T131">rechts o</text:span></text:span><text:span text:style-name="Strong_20_Emphasis"><text:span text:style-name="T105">p </text:span></text:span><text:span text:style-name="Strong_20_Emphasis"><text:span text:style-name="T208">Gebruikers</text:span></text:span><text:span text:style-name="Strong_20_Emphasis"><text:span text:style-name="T132">.</text:span></text:span></text:p>
          </table:table-cell>
        </table:table-row>
        <table:table-row table:style-name="TableLine94878781139008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51"><text:span text:style-name="Strong_20_Emphasis"><text:span text:style-name="T162">Klik links</text:span></text:span><text:span text:style-name="Strong_20_Emphasis"><text:span text:style-name="T186"> </text:span></text:span><text:span text:style-name="Strong_20_Emphasis"><text:span text:style-name="T133">op </text:span></text:span><text:span text:style-name="Strong_20_Emphasis"><text:span text:style-name="T194">Ontgrendelen</text:span></text:span><text:span text:style-name="Strong_20_Emphasis"><text:span text:style-name="T133"> </text:span></text:span><text:span text:style-name="Strong_20_Emphasis"><text:span text:style-name="T134">en daarna op </text:span></text:span><text:span text:style-name="Strong_20_Emphasis"><text:span text:style-name="T231">Gebruik</text:span></text:span><text:span text:style-name="Strong_20_Emphasis"><text:span text:style-name="T232">er</text:span></text:span><text:span text:style-name="Strong_20_Emphasis"><text:span text:style-name="T231"> toevoegen</text:span></text:span><text:span text:style-name="Strong_20_Emphasis"><text:span text:style-name="T134">.</text:span></text:span></text:p>
          </table:table-cell>
        </table:table-row>
        <table:table-row table:style-name="TableLine94878781139264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51"><text:span text:style-name="Strong_20_Emphasis"><text:span text:style-name="T186">Sluit </text:span></text:span><text:span text:style-name="Strong_20_Emphasis"><text:span text:style-name="T231">Gebruiker toevoegen</text:span></text:span><text:span text:style-name="Strong_20_Emphasis"><text:span text:style-name="T134">.</text:span></text:span></text:p>
          </table:table-cell>
        </table:table-row>
        <table:table-row table:style-name="TableLine94878781139520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878781139776">
          <table:table-cell table:style-name="_33_._5f_Installatie_5f_afronden.A1" office:value-type="string">
            <text:p text:style-name="P39"><text:span text:style-name="Strong_20_Emphasis"><text:span text:style-name="T103"><text:s/></text:span></text:span><text:span text:style-name="Strong_20_Emphasis"><text:span text:style-name="T154"><draw:control text:anchor-type="as-char" draw:z-index="19" draw:name="Vorm29_0" draw:style-name="gr1" draw:text-style-name="P98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94">Controleer </text:span></text:span><text:span text:style-name="Strong_20_Emphasis"><text:span text:style-name="T95">of er </text:span></text:span><text:span text:style-name="Strong_20_Emphasis"><text:span text:style-name="T96">extra stuurprogramma's zijn</text:span></text:span><text:span text:style-name="Strong_20_Emphasis"><text:span text:style-name="T95"> </text:span></text:span><text:span text:style-name="Strong_20_Emphasis"><text:span text:style-name="T97">via </text:span></text:span><text:span text:style-name="Strong_20_Emphasis"><text:span text:style-name="T115">een </text:span></text:span><text:span text:style-name="Strong_20_Emphasis"><text:span text:style-name="T135">druk</text:span></text:span><text:span text:style-name="Strong_20_Emphasis"><text:span text:style-name="T115"> op</text:span></text:span><text:span text:style-name="Strong_20_Emphasis"><text:span text:style-name="T136"> de </text:span></text:span><text:span text:style-name="Strong_20_Emphasis"><text:span text:style-name="T118">Super</text:span></text:span><text:span text:style-name="Strong_20_Emphasis"><text:span text:style-name="T136">-toets</text:span></text:span><text:span text:style-name="Strong_20_Emphasis"><text:span text:style-name="T53"><text:note-ref text:note-class="footnote" text:reference-format="text" text:ref-name="ftn7">1</text:note-ref></text:span></text:span><text:span text:style-name="Strong_20_Emphasis"><text:span text:style-name="T115">, </text:span></text:span><text:span text:style-name="Strong_20_Emphasis"><text:span text:style-name="T128">t</text:span></text:span><text:span text:style-name="Strong_20_Emphasis"><text:span text:style-name="T120">yp </text:span></text:span><text:span text:style-name="Strong_20_Emphasis"><text:span text:style-name="T195">stuu</text:span></text:span><text:span text:style-name="Strong_20_Emphasis"><text:span text:style-name="T121"> </text:span></text:span><text:span text:style-name="Strong_20_Emphasis"><text:span text:style-name="T129">e</text:span></text:span><text:span text:style-name="Strong_20_Emphasis"><text:span text:style-name="T105">n </text:span></text:span><text:span text:style-name="Strong_20_Emphasis"><text:span text:style-name="T123">k</text:span></text:span><text:span text:style-name="Strong_20_Emphasis"><text:span text:style-name="T105">lik op het pictogram van</text:span></text:span><text:span text:style-name="Strong_20_Emphasis"><text:span text:style-name="T137"> </text:span></text:span><text:span text:style-name="Strong_20_Emphasis"><text:span text:style-name="T196">Ex</text:span></text:span><text:span text:style-name="Strong_20_Emphasis"><text:span text:style-name="T197">tra stuurprogramma's</text:span></text:span><text:span text:style-name="Strong_20_Emphasis"><text:span text:style-name="T115">.</text:span></text:span></text:p>
          </table:table-cell>
        </table:table-row>
        <table:table-row table:style-name="TableLine94878781140032">
          <table:table-cell table:style-name="_33_._5f_Installatie_5f_afronden.A1" office:value-type="string">
            <text:p text:style-name="P41"><text:span text:style-name="Strong_20_Emphasis"><text:span text:style-name="T103"/></text:span></text:p>
          </table:table-cell>
          <table:table-cell table:style-name="_33_._5f_Installatie_5f_afronden.A1" office:value-type="string">
            <text:p text:style-name="P22"><text:span text:style-name="T39">Selecteer </text:span><text:span text:style-name="T40">de gewenste stuurprogramma'</text:span><text:span text:style-name="T41">s</text:span><text:span text:style-name="T40"> en </text:span><text:span text:style-name="T39">klik op </text:span><text:span text:style-name="T42">Wijzigingen doorvoeren</text:span><text:span text:style-name="T39">.</text:span></text:p>
          </table:table-cell>
        </table:table-row>
        <table:table-row table:style-name="TableLine94878781140288"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4"/>
          </table:table-cell>
        </table:table-row>
        <table:table-row table:style-name="TableLine94878781140544">
          <table:table-cell table:style-name="_33_._5f_Installatie_5f_afronden.A1" office:value-type="string">
            <text:p text:style-name="P32"><text:span text:style-name="Strong_20_Emphasis"><text:span text:style-name="T103"><text:s/></text:span></text:span><text:span text:style-name="Strong_20_Emphasis"><text:span text:style-name="T154"><draw:control text:anchor-type="as-char" draw:z-index="11" draw:name="Vorm29" draw:style-name="gr1" draw:text-style-name="P9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94">Controleer </text:span></text:span><text:span text:style-name="Strong_20_Emphasis"><text:span text:style-name="T95">of er updates zijn </text:span></text:span><text:span text:style-name="Strong_20_Emphasis"><text:span text:style-name="T97">via </text:span></text:span><text:span text:style-name="Strong_20_Emphasis"><text:span text:style-name="T115">een </text:span></text:span><text:span text:style-name="Strong_20_Emphasis"><text:span text:style-name="T135">druk</text:span></text:span><text:span text:style-name="Strong_20_Emphasis"><text:span text:style-name="T115"> op</text:span></text:span><text:span text:style-name="Strong_20_Emphasis"><text:span text:style-name="T136"> de </text:span></text:span><text:span text:style-name="Strong_20_Emphasis"><text:span text:style-name="T118">Super</text:span></text:span><text:span text:style-name="Strong_20_Emphasis"><text:span text:style-name="T136">-toets</text:span></text:span><text:span text:style-name="Strong_20_Emphasis"><text:span text:style-name="T53"><text:note-ref text:note-class="footnote" text:reference-format="text" text:ref-name="ftn7">1</text:note-ref></text:span></text:span><text:span text:style-name="Strong_20_Emphasis"><text:span text:style-name="T115">, </text:span></text:span><text:span text:style-name="Strong_20_Emphasis"><text:span text:style-name="T128">t</text:span></text:span><text:span text:style-name="Strong_20_Emphasis"><text:span text:style-name="T120">yp </text:span></text:span><text:span text:style-name="Strong_20_Emphasis"><text:span text:style-name="T198">upd</text:span></text:span><text:span text:style-name="Strong_20_Emphasis"><text:span text:style-name="T121"> </text:span></text:span><text:span text:style-name="Strong_20_Emphasis"><text:span text:style-name="T129">e</text:span></text:span><text:span text:style-name="Strong_20_Emphasis"><text:span text:style-name="T105">n </text:span></text:span><text:span text:style-name="Strong_20_Emphasis"><text:span text:style-name="T123">k</text:span></text:span><text:span text:style-name="Strong_20_Emphasis"><text:span text:style-name="T105">lik op het pictogram van </text:span></text:span><text:span text:style-name="Strong_20_Emphasis"><text:span text:style-name="T233">Updatebeheer</text:span></text:span><text:span text:style-name="Strong_20_Emphasis"><text:span text:style-name="T136">.</text:span></text:span></text:p>
          </table:table-cell>
        </table:table-row>
        <table:table-row table:style-name="TableLine94878781140800">
          <table:table-cell table:style-name="_33_._5f_Installatie_5f_afronden.A1" office:value-type="string">
            <text:p text:style-name="P32"><text:span text:style-name="Strong_20_Emphasis"><text:span text:style-name="T103"/></text:span></text:p>
          </table:table-cell>
          <table:table-cell table:style-name="_33_._5f_Installatie_5f_afronden.A1" office:value-type="string">
            <text:p text:style-name="P30"><text:span text:style-name="T291">Als</text:span><text:span text:style-name="T292"> </text:span><text:span text:style-name="T293">er </text:span><text:span text:style-name="T292">updates beschikbaar zijn, k</text:span><text:span text:style-name="T294">lik op </text:span><text:span text:style-name="Strong_20_Emphasis"><text:span text:style-name="T294">Nu installeren</text:span></text:span><text:span text:style-name="T294">.</text:span></text:p>
          </table:table-cell>
        </table:table-row>
        <table:table-row table:style-name="TableLine94878781141056">
          <table:table-cell table:style-name="_33_._5f_Installatie_5f_afronden.A1" office:value-type="string">
            <text:p text:style-name="P32"><text:span text:style-name="Strong_20_Emphasis"><text:span text:style-name="T154"/></text:span></text:p>
          </table:table-cell>
          <table:table-cell table:style-name="_33_._5f_Installatie_5f_afronden.A1" office:value-type="string">
            <text:p text:style-name="P30"><text:span text:style-name="T295">A</text:span><text:span text:style-name="T382">ls </text:span><text:span text:style-name="Strong_20_Emphasis"><text:span text:style-name="T296">Updatebeheer </text:span></text:span><text:span text:style-name="T382">hierom vraagt, </text:span><text:span text:style-name="T385">h</text:span><text:span text:style-name="T382">erstart </text:span><text:span text:style-name="T386">de</text:span><text:span text:style-name="T382"> computer </text:span><text:span text:style-name="T387">en daarna weer aanmelden als </text:span><text:span text:style-name="Definition"><text:span text:style-name="T379">gebruiker</text:span></text:span><text:span text:style-name="T382">.</text:span></text:p>
          </table:table-cell>
        </table:table-row>
        <table:table-row table:style-name="TableLine94878781141312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878781141568">
          <table:table-cell table:style-name="_33_._5f_Installatie_5f_afronden.A1" office:value-type="string">
            <text:p text:style-name="P31"><text:span text:style-name="Strong_20_Emphasis"><text:span text:style-name="T103"><text:s/></text:span></text:span><text:span text:style-name="Strong_20_Emphasis"><text:span text:style-name="T154"><draw:control text:anchor-type="as-char" draw:z-index="18" draw:name="Vorm4_1" draw:style-name="gr1" draw:text-style-name="P9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5"><text:span text:style-name="Strong_20_Emphasis"><text:span text:style-name="T103">Installeer </text:span></text:span><text:span text:style-name="Strong_20_Emphasis"><text:span text:style-name="T104">pakket kz</text:span></text:span><text:span text:style-name="Strong_20_Emphasis"><text:span text:style-name="T103"> </text:span></text:span><text:span text:style-name="Strong_20_Emphasis"><text:span text:style-name="T105">via </text:span></text:span><text:span text:style-name="Strong_20_Emphasis"><text:span text:style-name="T107">het </text:span></text:span><text:span text:style-name="Strong_20_Emphasis"><text:span text:style-name="T108">s</text:span></text:span><text:span text:style-name="Strong_20_Emphasis"><text:span text:style-name="T105">tart</text:span></text:span><text:span text:style-name="Strong_20_Emphasis"><text:span text:style-name="T107">en van</text:span></text:span><text:span text:style-name="Strong_20_Emphasis"><text:span text:style-name="T109"> </text:span></text:span><text:span text:style-name="Strong_20_Emphasis"><text:span text:style-name="T189">Terminalvenster</text:span></text:span><text:span text:style-name="Strong_20_Emphasis"><text:span text:style-name="T105"> met toetscombinatie <text:line-break/></text:span></text:span><text:span text:style-name="Strong_20_Emphasis"><text:span text:style-name="T106">Ctrl</text:span></text:span><text:span text:style-name="Strong_20_Emphasis"><text:span text:style-name="T105"> </text:span></text:span><text:span text:style-name="Strong_20_Emphasis"><text:span text:style-name="T106">Alt</text:span></text:span><text:span text:style-name="Strong_20_Emphasis"><text:span text:style-name="T105"> </text:span></text:span><text:span text:style-name="Strong_20_Emphasis"><text:span text:style-name="T106">T</text:span></text:span><text:span text:style-name="Strong_20_Emphasis"><text:span text:style-name="T107">. </text:span></text:span></text:p>
          </table:table-cell>
        </table:table-row>
        <table:table-row table:style-name="TableLine94878781141824">
          <table:table-cell table:style-name="_33_._5f_Installatie_5f_afronden.A1" office:value-type="string">
            <text:p text:style-name="P36"><text:span text:style-name="Strong_20_Emphasis"><text:span text:style-name="T103"/></text:span></text:p>
          </table:table-cell>
          <table:table-cell table:style-name="_33_._5f_Installatie_5f_afronden.A1" office:value-type="string">
            <text:p text:style-name="P38"><text:span text:style-name="T388">Typ</text:span><text:span text:style-name="Strong_20_Emphasis"><text:span text:style-name="T110">, of </text:span></text:span><text:span text:style-name="Strong_20_Emphasis"><text:span text:style-name="T107">kopieer en plak, de</text:span></text:span><text:span text:style-name="Strong_20_Emphasis"><text:span text:style-name="T138">z</text:span></text:span><text:span text:style-name="Strong_20_Emphasis"><text:span text:style-name="T107">e </text:span></text:span><text:span text:style-name="Strong_20_Emphasis"><text:span text:style-name="T112">twee </text:span></text:span><text:span text:style-name="Strong_20_Emphasis"><text:span text:style-name="T107">opdrachten, ieder gevolgd door de </text:span></text:span><text:span text:style-name="Strong_20_Emphasis"><text:span text:style-name="T106">Enter</text:span></text:span><text:span text:style-name="Strong_20_Emphasis"><text:span text:style-name="T105">-toets:<text:line-break/></text:span></text:span><text:span text:style-name="User_20_Entry"><text:span text:style-name="T238">wget karelzimmer.nl/</text:span></text:span><text:span text:style-name="User_20_Entry"><text:span text:style-name="T239">kz</text:span></text:span><text:span text:style-name="User_20_Entry"><text:span text:style-name="T238"><text:line-break/>bash </text:span></text:span><text:span text:style-name="User_20_Entry"><text:span text:style-name="T239">kz</text:span></text:span></text:p>
          </table:table-cell>
        </table:table-row>
        <table:table-row table:style-name="TableLine94878781142080"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57"><text:span text:style-name="T382">V</text:span><text:span text:style-name="Strong_20_Emphasis"><text:span text:style-name="T113">olg </text:span></text:span><text:span text:style-name="Strong_20_Emphasis"><text:span text:style-name="T114">de aanwijzingen op het scherm.</text:span></text:span></text:p>
          </table:table-cell>
        </table:table-row>
        <table:table-row table:style-name="TableLine94878781142336"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/>
          </table:table-cell>
        </table:table-row>
        <table:table-row table:style-name="TableLine94878781142592">
          <table:table-cell table:style-name="_33_._5f_Installatie_5f_afronden.A1" office:value-type="string">
            <text:p text:style-name="P32"><text:span text:style-name="Strong_20_Emphasis"><text:span text:style-name="T103"><text:s/></text:span></text:span><text:span text:style-name="Strong_20_Emphasis"><text:span text:style-name="T154"><draw:control text:anchor-type="as-char" draw:z-index="12" draw:name="Vorm37" draw:style-name="gr1" draw:text-style-name="P98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139">Rond de</text:span></text:span><text:span text:style-name="Strong_20_Emphasis"><text:span text:style-name="T140"> installatie </text:span></text:span><text:span text:style-name="Strong_20_Emphasis"><text:span text:style-name="T139">af </text:span></text:span><text:span text:style-name="Strong_20_Emphasis"><text:span text:style-name="T105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6"> de </text:span></text:span><text:span text:style-name="Strong_20_Emphasis"><text:span text:style-name="T118">Super</text:span></text:span><text:span text:style-name="Strong_20_Emphasis"><text:span text:style-name="T136">-toets</text:span></text:span><text:span text:style-name="Strong_20_Emphasis"><text:span text:style-name="T53"><text:note-ref text:note-class="footnote" text:reference-format="text" text:ref-name="ftn7">1</text:note-ref></text:span></text:span><text:span text:style-name="Strong_20_Emphasis"><text:span text:style-name="T115">, </text:span></text:span><text:span text:style-name="Strong_20_Emphasis"><text:span text:style-name="T128">t</text:span></text:span><text:span text:style-name="Strong_20_Emphasis"><text:span text:style-name="T120">yp </text:span></text:span><text:span text:style-name="Strong_20_Emphasis"><text:span text:style-name="T199">men</text:span></text:span><text:span text:style-name="Strong_20_Emphasis"><text:span text:style-name="T191">u</text:span></text:span><text:span text:style-name="Strong_20_Emphasis"><text:span text:style-name="T121"> </text:span></text:span><text:span text:style-name="Strong_20_Emphasis"><text:span text:style-name="T129">e</text:span></text:span><text:span text:style-name="Strong_20_Emphasis"><text:span text:style-name="T105">n </text:span></text:span><text:span text:style-name="Strong_20_Emphasis"><text:span text:style-name="T123">k</text:span></text:span><text:span text:style-name="Strong_20_Emphasis"><text:span text:style-name="T105">lik op het pictogram van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21">.</text:span></text:span></text:p>
          </table:table-cell>
        </table:table-row>
        <table:table-row table:style-name="TableLine94878781142848">
          <table:table-cell table:style-name="_33_._5f_Installatie_5f_afronden.A1" office:value-type="string">
            <text:p text:style-name="P32"><text:span text:style-name="Strong_20_Emphasis"><text:span text:style-name="T103"/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143">K</text:span></text:span><text:span text:style-name="Strong_20_Emphasis"><text:span text:style-name="T125">ie</text:span></text:span><text:span text:style-name="Strong_20_Emphasis"><text:span text:style-name="T126">s </text:span></text:span><text:span text:style-name="Strong_20_Emphasis"><text:span text:style-name="T234">3</text:span></text:span><text:span text:style-name="Strong_20_Emphasis"><text:span text:style-name="T187"> </text:span></text:span><text:span text:style-name="Strong_20_Emphasis"><text:span text:style-name="T235">Installatie</text:span></text:span><text:span text:style-name="Strong_20_Emphasis"><text:span text:style-name="T236"> </text:span></text:span><text:span text:style-name="Strong_20_Emphasis"><text:span text:style-name="T237">afronden</text:span></text:span><text:span text:style-name="Strong_20_Emphasis"><text:span text:style-name="T143"> </text:span></text:span><text:span text:style-name="Strong_20_Emphasis"><text:span text:style-name="T127">en </text:span></text:span><text:span text:style-name="Strong_20_Emphasis"><text:span text:style-name="T144">v</text:span></text:span><text:span text:style-name="Strong_20_Emphasis"><text:span text:style-name="T114">olg de aanwijzingen op het scherm</text:span></text:span><text:span text:style-name="Strong_20_Emphasis"><text:span text:style-name="T188"><text:note text:id="ftn8" text:note-class="footnote"><text:note-citation>2</text:note-citation><text:note-body><text:p text:style-name="P89"><text:span text:style-name="T391">De installatie </text:span>kan nagelopen worden <text:span text:style-name="T367">met </text:span>bestand <text:span text:style-name="T298">A</text:span><text:span text:style-name="T392">ppli</text:span><text:span text:style-name="T393">j</text:span><text:span text:style-name="T392">st</text:span> in <text:span text:style-name="T367">map</text:span><text:span text:style-name="T365"> </text:span><text:span text:style-name="T366">kz</text:span><text:span text:style-name="T367"> </text:span><text:span text:style-name="T368">in </text:span><text:span text:style-name="T365">Documenten</text:span>.</text:p></text:note-body></text:note></text:span></text:span><text:span text:style-name="Strong_20_Emphasis"><text:span text:style-name="T114">.</text:span></text:span></text:p>
          </table:table-cell>
        </table:table-row>
      </table:table>
      <text:p text:style-name="P27"><text:span text:style-name="Strong_20_Emphasis"><text:span text:style-name="T89"><text:tab/></text:span></text:span></text:p>
      <text:p text:style-name="P28"><text:span text:style-name="Strong_20_Emphasis"><text:span text:style-name="T127"/></text:span></text:p>
      <text:p text:style-name="P29"><text:span text:style-name="Strong_20_Emphasis"><text:span text:style-name="T114"/></text:span></text:p>
      <text:list xml:id="list101928238360818" text:continue-numbering="true" text:style-name="L1">
        <text:list-item>
          <text:p text:style-name="P95"><text:span text:style-name="Strong_20_Emphasis"><text:span text:style-name="T371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878781064656">
          <table:table-cell table:style-name="Tabel2.A1" office:value-type="string">
            <text:p text:style-name="P42"><text:span text:style-name="Strong_20_Emphasis"><text:span text:style-name="T103"><text:s/></text:span></text:span><text:span text:style-name="Strong_20_Emphasis"><text:span text:style-name="T154"><draw:control text:anchor-type="as-char" draw:z-index="20" draw:name="Vorm40_0" draw:style-name="gr1" draw:text-style-name="P98" svg:width="0.35cm" svg:height="0.35cm" draw:control="control21"/></text:span></text:span></text:p>
          </table:table-cell>
          <table:table-cell table:style-name="Tabel2.A1" office:value-type="string">
            <text:p text:style-name="P18"><text:span text:style-name="Strong_20_Emphasis"><text:span text:style-name="T89">Aanmelden als </text:span></text:span><text:span text:style-name="Definition"><text:span text:style-name="T376">gebruiker</text:span></text:span><text:span text:style-name="Strong_20_Emphasis"><text:span text:style-name="T145"><text:note text:id="ftn9" text:note-class="footnote"><text:note-citation>1</text:note-citation><text:note-body><text:p text:style-name="P88"><text:span text:style-name="User_20_Entry"><text:span text:style-name="T32">E</text:span></text:span><text:span text:style-name="User_20_Entry"><text:span text:style-name="T37">v</text:span></text:span><text:span text:style-name="User_20_Entry"><text:span text:style-name="T38">en</text:span></text:span><text:span text:style-name="User_20_Entry"><text:span text:style-name="T49">t</text:span></text:span><text:span text:style-name="User_20_Entry"><text:span text:style-name="T50">uele </text:span></text:span><text:span text:style-name="User_20_Entry"><text:span text:style-name="T51">extra gebruikers aanmelden </text:span></text:span><text:span text:style-name="User_20_Entry"><text:span text:style-name="T52">en dezelfde stappen uitvoeren</text:span></text:span><text:span text:style-name="User_20_Entry"><text:span text:style-name="T36">.</text:span></text:span></text:p></text:note-body></text:note></text:span></text:span><text:span text:style-name="Strong_20_Emphasis"><text:span text:style-name="T89">.</text:span></text:span></text:p>
          </table:table-cell>
        </table:table-row>
        <table:table-row table:style-name="TableLine94878781120752"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20"/>
          </table:table-cell>
        </table:table-row>
        <table:table-row table:style-name="TableLine94878781070080">
          <table:table-cell table:style-name="Tabel2.A1" office:value-type="string">
            <text:p text:style-name="P55"><text:span text:style-name="Strong_20_Emphasis"><text:span text:style-name="T103"><text:s/></text:span></text:span><text:span text:style-name="Strong_20_Emphasis"><text:span text:style-name="T154"><draw:control text:anchor-type="as-char" draw:z-index="24" draw:name="Vorm40_2" draw:style-name="gr1" draw:text-style-name="P98" svg:width="0.35cm" svg:height="0.35cm" draw:control="control25"/></text:span></text:span></text:p>
          </table:table-cell>
          <table:table-cell table:style-name="Tabel2.A1" office:value-type="string">
            <text:p text:style-name="P17"><text:span text:style-name="Strong_20_Emphasis"><text:span text:style-name="T146">R</text:span></text:span><text:span text:style-name="Strong_20_Emphasis"><text:span text:style-name="T147">icht </text:span></text:span><text:span text:style-name="Strong_20_Emphasis"><text:span text:style-name="T148">de </text:span></text:span><text:span text:style-name="Strong_20_Emphasis"><text:span text:style-name="T149">gebruiker</text:span></text:span><text:span text:style-name="Strong_20_Emphasis"><text:span text:style-name="T147"> </text:span></text:span><text:span text:style-name="Strong_20_Emphasis"><text:span text:style-name="T150">in </text:span></text:span><text:span text:style-name="Strong_20_Emphasis"><text:span text:style-name="T105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6"> de </text:span></text:span><text:span text:style-name="Strong_20_Emphasis"><text:span text:style-name="T118">Super</text:span></text:span><text:span text:style-name="Strong_20_Emphasis"><text:span text:style-name="T136">-toets</text:span></text:span><text:span text:style-name="Strong_20_Emphasis"><text:span text:style-name="T53"><text:note text:id="ftn10" text:note-class="footnote"><text:note-citation>2</text:note-citation><text:note-body><text:p text:style-name="P85"><text:span text:style-name="T247">D</text:span>e <text:span text:style-name="T359">Super</text:span>-toets <text:span text:style-name="T247">is </text:span>de Windows<text:span text:style-name="T363">-</text:span><text:span text:style-name="T358">toets</text:span>, <text:span text:style-name="T363">C</text:span>ommand-<text:span text:style-name="T358">toets</text:span>, of <text:span text:style-name="T363">V</text:span>ergrootglas-toets.</text:p></text:note-body></text:note></text:span></text:span><text:span text:style-name="Strong_20_Emphasis"><text:span text:style-name="T115">, </text:span></text:span><text:span text:style-name="Strong_20_Emphasis"><text:span text:style-name="T128">t</text:span></text:span><text:span text:style-name="Strong_20_Emphasis"><text:span text:style-name="T120">yp </text:span></text:span><text:span text:style-name="Strong_20_Emphasis"><text:span text:style-name="T199">men</text:span></text:span><text:span text:style-name="Strong_20_Emphasis"><text:span text:style-name="T191">u</text:span></text:span><text:span text:style-name="Strong_20_Emphasis"><text:span text:style-name="T121"> </text:span></text:span><text:span text:style-name="Strong_20_Emphasis"><text:span text:style-name="T129">e</text:span></text:span><text:span text:style-name="Strong_20_Emphasis"><text:span text:style-name="T105">n </text:span></text:span><text:span text:style-name="Strong_20_Emphasis"><text:span text:style-name="T123">k</text:span></text:span><text:span text:style-name="Strong_20_Emphasis"><text:span text:style-name="T105">lik op het pictogram van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21">.</text:span></text:span></text:p>
          </table:table-cell>
        </table:table-row>
        <table:table-row table:style-name="TableLine94878781028880"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16"><text:span text:style-name="Strong_20_Emphasis"><text:span text:style-name="T143">K</text:span></text:span><text:span text:style-name="Strong_20_Emphasis"><text:span text:style-name="T125">ie</text:span></text:span><text:span text:style-name="Strong_20_Emphasis"><text:span text:style-name="T126">s </text:span></text:span><text:span text:style-name="Strong_20_Emphasis"><text:span text:style-name="T234">4 </text:span></text:span><text:span text:style-name="Strong_20_Emphasis"><text:span text:style-name="T200">Gebruiker inrichten</text:span></text:span><text:span text:style-name="Strong_20_Emphasis"><text:span text:style-name="T143"> </text:span></text:span><text:span text:style-name="Strong_20_Emphasis"><text:span text:style-name="T127">en </text:span></text:span><text:span text:style-name="Strong_20_Emphasis"><text:span text:style-name="T144">v</text:span></text:span><text:span text:style-name="Strong_20_Emphasis"><text:span text:style-name="T114">olg de aanwijzingen op het scherm</text:span></text:span><text:span text:style-name="Strong_20_Emphasis"><text:span text:style-name="T188"><text:note text:id="ftn11" text:note-class="footnote"><text:note-citation>3</text:note-citation><text:note-body><text:p text:style-name="P89">Het inrichten kan nagelopen worden <text:span text:style-name="T367">met </text:span>bestanden in <text:span text:style-name="T367">map</text:span><text:span text:style-name="T365"> </text:span><text:span text:style-name="T366">kz </text:span><text:span text:style-name="T368">in </text:span><text:span text:style-name="T365">Documenten</text:span>.</text:p></text:note-body></text:note></text:span></text:span><text:span text:style-name="Strong_20_Emphasis"><text:span text:style-name="T188">.</text:span></text:span></text:p>
          </table:table-cell>
        </table:table-row>
        <table:table-row table:style-name="TableLine94878781070560"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16"/>
          </table:table-cell>
        </table:table-row>
        <table:table-row table:style-name="TableLine94878781040416">
          <table:table-cell table:style-name="Tabel2.A1" office:value-type="string">
            <text:p text:style-name="P81"><text:span text:style-name="Strong_20_Emphasis"><text:span text:style-name="T102"><text:s/></text:span></text:span><text:span text:style-name="Strong_20_Emphasis"><text:span text:style-name="T153"><draw:control text:anchor-type="as-char" draw:z-index="25" draw:name="Vorm40_1" draw:style-name="gr1" draw:text-style-name="P98" svg:width="0.35cm" svg:height="0.35cm" draw:control="control26"/></text:span></text:span></text:p>
          </table:table-cell>
          <table:table-cell table:style-name="Tabel2.A1" office:value-type="string">
            <text:p text:style-name="P21">Afmelden.</text:p>
          </table:table-cell>
        </table:table-row>
      </table:table>
      <text:p text:style-name="P14"><text:span text:style-name="Strong_20_Emphasis"><text:span text:style-name="T151"/></text:span></text:p>
      <text:p text:style-name="P79"/>
      <text:p text:style-name="P80"><text:span text:style-name="T257">E</text:span><text:span text:style-name="T258">inde c</text:span><text:span text:style-name="T259">hecklist, </text:span><text:span text:style-name="T260">d</text:span><text:span text:style-name="T259">e installatie van </text:span><text:span text:style-name="T259"><text:reference-ref text:reference-format="text" text:ref-name="Distributie">Ubuntu</text:reference-ref></text:span><text:span text:style-name="T259"><text:s/></text:span><text:span text:style-name="T261"><text:reference-ref text:reference-format="text" text:ref-name="Versie">20.04</text:reference-ref></text:span><text:span text:style-name="T47"><text:s/></text:span><text:span text:style-name="T259"><text:reference-ref text:reference-format="text" text:ref-name="Editie">desktop</text:reference-ref></text:span><text:span text:style-name="T259"><text:s/>is voltooid.</text:span></text:p>
      <text:p text:style-name="P62"/>
      <text:p text:style-name="P5"><text:span text:style-name="T163">Geschreven</text:span><text:span text:style-name="T98"> door Karel Zimmer &lt;</text:span><text:a xlink:type="simple" xlink:href="mailto:info@karelzimmer.nl" text:style-name="Internet_20_link" text:visited-style-name="Visited_20_Internet_20_Link"><text:span text:style-name="T382">info@karelzimmer.nl</text:span></text:a><text:span text:style-name="T98">&gt;</text:span><text:span text:style-name="T9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" fo:font-family="'Liberation Sans'" style:font-style-name="Standaard" style:font-family-generic="swiss" style:font-pitch="variable" fo:font-size="12pt" fo:font-style="normal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2"><text:tab/><text:tab/></text:span><text:span text:style-name="MT1"><text:date style:data-style-name="N36" text:date-value="2022-04-05T10:19:27.994590522">05-04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5T10:19:27.904593199</dc:date>
    <meta:keyword>Installatie</meta:keyword>
    <meta:keyword>Checklist</meta:keyword>
    <meta:keyword>Linux</meta:keyword>
    <meta:editing-cycles>6346</meta:editing-cycles>
    <meta:editing-duration>P11DT3H12M50S</meta:editing-duration>
    <meta:print-date>2021-03-23T20:07:57.967210640</meta:print-date>
    <dc:creator>Karel Zimmer</dc:creator>
    <meta:document-statistic meta:table-count="4" meta:image-count="0" meta:object-count="0" meta:page-count="4" meta:paragraph-count="95" meta:word-count="832" meta:character-count="5679" meta:non-whitespace-character-count="4878"/>
    <meta:user-defined meta:name="Info 1"/>
    <meta:user-defined meta:name="Info 2"/>
    <meta:user-defined meta:name="Info 3"/>
    <meta:user-defined meta:name="Info 4"/>
  </office:meta>
</office:document-meta>
</file>